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0c7" officeooo:paragraph-rsid="000f40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 terminal </text:p>
      <text:p text:style-name="P1"/>
      <text:p text:style-name="P1">bash: export: `HADOOP_OPTS-Djava.library.path=/home/hdoop/hadoop-3.2.3/lib/nativ': not a valid identifier</text:p>
      <text:p text:style-name="P1">rohit@rohit-VirtualBox:~$ su - hdoop</text:p>
      <text:p text:style-name="P1">Password: </text:p>
      <text:p text:style-name="P1">-bash: export: `HADOOP_OPTS-Djava.library.path=/home/hdoop/hadoop-3.2.3/lib/nativ': not a valid identifier</text:p>
      <text:p text:style-name="P1">hdoop@rohit-VirtualBox:~$ sudo mkdir analyzelogs</text:p>
      <text:p text:style-name="P1">[sudo] password for hdoop: </text:p>
      <text:p text:style-name="P1">hdoop@rohit-VirtualBox:~$ ls</text:p>
      <text:p text:style-name="P1">analyzelogs <text:s/>dfsdata <text:s/>hadoop-3.2.3 <text:s/>hadoop-3.2.3.tar.gz <text:s/>tmpdata</text:p>
      <text:p text:style-name="P1">hdoop@rohit-VirtualBox:~$ sudo chmod -R 777 analyzelogs/</text:p>
      <text:p text:style-name="P1">hdoop@rohit-VirtualBox:~$ cd</text:p>
      <text:p text:style-name="P1">hdoop@rohit-VirtualBox:~$ ls</text:p>
      <text:p text:style-name="P1">analyzelogs <text:s/>dfsdata <text:s/>hadoop-3.2.3 <text:s/>hadoop-3.2.3.tar.gz <text:s/>tmpdata</text:p>
      <text:p text:style-name="P1">hdoop@rohit-VirtualBox:~$ cd .. </text:p>
      <text:p text:style-name="P1">hdoop@rohit-VirtualBox:/home$ pwd</text:p>
      <text:p text:style-name="P1">/home</text:p>
      <text:p text:style-name="P1">hdoop@rohit-VirtualBox:/home$ ls</text:p>
      <text:p text:style-name="P1">hdoop <text:s/>rohit</text:p>
      <text:p text:style-name="P1">hdoop@rohit-VirtualBox:/home$ cd</text:p>
      <text:p text:style-name="P1">hdoop@rohit-VirtualBox:~$ pwd</text:p>
      <text:p text:style-name="P1">/home/hdoop</text:p>
      <text:p text:style-name="P1">hdoop@rohit-VirtualBox:~$ sudo chown -R hdoop analyzelogs/</text:p>
      <text:p text:style-name="P1">hdoop@rohit-VirtualBox:~$ ls</text:p>
      <text:p text:style-name="P1">analyzelogs <text:s/>dfsdata <text:s/>hadoop-3.2.3 <text:s/>hadoop-3.2.3.tar.gz <text:s/>tmpdata</text:p>
      <text:p text:style-name="P1">hdoop@rohit-VirtualBox:~$ cd analyzelogs/</text:p>
      <text:p text:style-name="P1">hdoop@rohit-VirtualBox:~/analyzelogs$ ls</text:p>
      <text:p text:style-name="P1">hdoop@rohit-VirtualBox:~/analyzelogs$ cd ..</text:p>
      <text:p text:style-name="P1">hdoop@rohit-VirtualBox:~$ sudo cp /home/rohit/Desktop/dsbda_lab/assig_2/* ~/analyzelogs/</text:p>
      <text:p text:style-name="P1">cp: -r not specified; omitting directory '/home/rohit/Desktop/dsbda_lab/assig_2/bin'</text:p>
      <text:p text:style-name="P1">hdoop@rohit-VirtualBox:~$ ^C</text:p>
      <text:p text:style-name="P1">hdoop@rohit-VirtualBox:~$ ^C</text:p>
      <text:p text:style-name="P1">hdoop@rohit-VirtualBox:~$ sudo cp /home/rohit/Desktop/dsbda_lab/assig_2/* ~/analyzelogs/</text:p>
      <text:p text:style-name="P1">cp: -r not specified; omitting directory '/home/rohit/Desktop/dsbda_lab/assig_2/bin'</text:p>
      <text:p text:style-name="P1">hdoop@rohit-VirtualBox:~$ sudo cp /home/rohit/Desktop/dsbda_lab/assig_2/* ~/analyzelogs/</text:p>
      <text:p text:style-name="P1">cp: -r not specified; omitting directory '/home/rohit/Desktop/dsbda_lab/assig_2/bin'</text:p>
      <text:p text:style-name="P1">hdoop@rohit-VirtualBox:~$ sudo cp /home/rohit/Desktop/dsbda_lab/assig_2/* ~/analyzelogs/</text:p>
      <text:p text:style-name="P1">cp: -r not specified; omitting directory '/home/rohit/Desktop/dsbda_lab/assig_2/bin'</text:p>
      <text:p text:style-name="P1">hdoop@rohit-VirtualBox:~$ sudo cp -r ^C</text:p>
      <text:p text:style-name="P1">hdoop@rohit-VirtualBox:~$ ^C</text:p>
      <text:p text:style-name="P1">hdoop@rohit-VirtualBox:~$ sudo cp /home/rohit/Desktop/dsbda_lab/assig_2/* ~/analyzelogs/</text:p>
      <text:p text:style-name="P1">cp: -r not specified; omitting directory '/home/rohit/Desktop/dsbda_lab/assig_2/bin'</text:p>
      <text:p text:style-name="P1">hdoop@rohit-VirtualBox:~$ sudo cp -r /home/rohit/Desktop/dsbda_lab/assig_2/* ~/analyzelogs/</text:p>
      <text:p text:style-name="P1">hdoop@rohit-VirtualBox:~$ cd analyzelogs/</text:p>
      <text:p text:style-name="P1">hdoop@rohit-VirtualBox:~/analyzelogs$ ls</text:p>
      <text:p text:style-name="P1">access_log_short.txt <text:s/>bin <text:s/>SalesCountryDriver.java <text:s/>SalesCountryReducer.java <text:s/>SalesMapper.java</text:p>
      <text:p text:style-name="P1">hdoop@rohit-VirtualBox:~/analyzelogs$ rm bin</text:p>
      <text:p text:style-name="P1">rm: cannot remove 'bin': Is a directory</text:p>
      <text:p text:style-name="P1">hdoop@rohit-VirtualBox:~/analyzelogs$ unlike bin </text:p>
      <text:p text:style-name="P1">unlike: command not found</text:p>
      <text:p text:style-name="P1"><text:soft-page-break/>hdoop@rohit-VirtualBox:~/analyzelogs$ rm -d bin </text:p>
      <text:p text:style-name="P1">rm: remove write-protected directory 'bin'? yes</text:p>
      <text:p text:style-name="P1">hdoop@rohit-VirtualBox:~/analyzelogs$ ls</text:p>
      <text:p text:style-name="P1">access_log_short.txt <text:s/>SalesCountryDriver.java <text:s/>SalesCountryReducer.java <text:s/>SalesMapper.java</text:p>
      <text:p text:style-name="P1">hdoop@rohit-VirtualBox:~/analyzelogs$ sudo cp -r /home/rohit/Downloads/hadoop-mapreduce-example-file.txt ~/analyzelogs/</text:p>
      <text:p text:style-name="P1">hdoop@rohit-VirtualBox:~/analyzelogs$ ls</text:p>
      <text:p text:style-name="P1">access_log_short.txt <text:s/>hadoop-mapreduce-example-file.txt <text:s/>SalesCountryDriver.java <text:s/>SalesCountryReducer.java <text:s/>SalesMapper.java</text:p>
      <text:p text:style-name="P1">hdoop@rohit-VirtualBox:~/analyzelogs$ pwd </text:p>
      <text:p text:style-name="P1">/home/hdoop/analyzelogs</text:p>
      <text:p text:style-name="P1">hdoop@rohit-VirtualBox:~/analyzelogs$ ls</text:p>
      <text:p text:style-name="P1">access_log_short.csv <text:s/>access_log_short.txt <text:s/>hadoop-mapreduce-example-file.txt <text:s/>SalesCountryDriver.java <text:s/>SalesCountryReducer.java <text:s/>SalesMapper.java</text:p>
      <text:p text:style-name="P1">hdoop@rohit-VirtualBox:~/analyzelogs$ ls -ltr</text:p>
      <text:p text:style-name="P1">total 312</text:p>
      <text:p text:style-name="P1">-rw-r--r-- 1 root <text:s/>root <text:s text:c="4"/>659 May <text:s/>7 18:03 SalesMapper.java</text:p>
      <text:p text:style-name="P1">-rw-r--r-- 1 root <text:s/>root <text:s text:c="4"/>749 May <text:s/>7 18:03 SalesCountryReducer.java</text:p>
      <text:p text:style-name="P1">-rw-r--r-- 1 root <text:s/>root <text:s text:c="3"/>1367 May <text:s/>7 18:03 SalesCountryDriver.java</text:p>
      <text:p text:style-name="P1">-rw-r--r-- 1 root <text:s/>root <text:s/>143084 May <text:s/>7 18:03 access_log_short.txt</text:p>
      <text:p text:style-name="P1">-rw-r--r-- 1 root <text:s/>root <text:s text:c="4"/>391 May <text:s/>7 18:18 hadoop-mapreduce-example-file.txt</text:p>
      <text:p text:style-name="P1">-rw-rw-r-- 1 rohit rohit 158551 May <text:s/>7 18:34 access_log_short.csv</text:p>
      <text:p text:style-name="P1">hdoop@rohit-VirtualBox:~/analyzelogs$ ls -al</text:p>
      <text:p text:style-name="P1">total 324</text:p>
      <text:p text:style-name="P1">drwxrwxrwx <text:s/>2 hdoop root <text:s text:c="3"/>4096 May <text:s/>7 18:34 .</text:p>
      <text:p text:style-name="P1">drwxr-xr-x 10 hdoop hdoop <text:s text:c="2"/>4096 May <text:s/>7 17:38 ..</text:p>
      <text:p text:style-name="P1">-rw-rw-r-- <text:s/>1 rohit rohit 158551 May <text:s/>7 18:34 access_log_short.csv</text:p>
      <text:p text:style-name="P1">-rw-r--r-- <text:s/>1 root <text:s/>root <text:s/>143084 May <text:s/>7 18:03 access_log_short.txt</text:p>
      <text:p text:style-name="P1">-rw-r--r-- <text:s/>1 root <text:s/>root <text:s text:c="4"/>391 May <text:s/>7 18:18 hadoop-mapreduce-example-file.txt</text:p>
      <text:p text:style-name="P1">-rw-rw-r-- <text:s/>1 rohit rohit <text:s text:c="4"/>82 May <text:s/>7 18:34 .~lock.access_log_short.csv#</text:p>
      <text:p text:style-name="P1">-rw-r--r-- <text:s/>1 root <text:s/>root <text:s text:c="3"/>1367 May <text:s/>7 18:03 SalesCountryDriver.java</text:p>
      <text:p text:style-name="P1">-rw-r--r-- <text:s/>1 root <text:s/>root <text:s text:c="4"/>749 May <text:s/>7 18:03 SalesCountryReducer.java</text:p>
      <text:p text:style-name="P1">-rw-r--r-- <text:s/>1 root <text:s/>root <text:s text:c="4"/>659 May <text:s/>7 18:03 SalesMapper.java</text:p>
      <text:p text:style-name="P1">hdoop@rohit-VirtualBox:~/analyzelogs$ sudo chmod </text:p>
      <text:p text:style-name="P1">[sudo] password for hdoop: </text:p>
      <text:p text:style-name="P1">Sorry, try again.</text:p>
      <text:p text:style-name="P1">[sudo] password for hdoop: </text:p>
      <text:p text:style-name="P1">chmod: missing operand</text:p>
      <text:p text:style-name="P1">Try 'chmod --help' for more information.</text:p>
      <text:p text:style-name="P1">hdoop@rohit-VirtualBox:~/analyzelogs$ sudo chomd +r *.*</text:p>
      <text:p text:style-name="P1">sudo: chomd: command not found</text:p>
      <text:p text:style-name="P1">hdoop@rohit-VirtualBox:~/analyzelogs$ sudo chmod +r *.*</text:p>
      <text:p text:style-name="P1">hdoop@rohit-VirtualBox:~/analyzelogs$ pwd</text:p>
      <text:p text:style-name="P1">/home/hdoop/analyzelogs</text:p>
      <text:p text:style-name="P1">hdoop@rohit-VirtualBox:~/analyzelogs$ ls -ltr </text:p>
      <text:p text:style-name="P1">total 312</text:p>
      <text:p text:style-name="P1">-rw-r--r-- 1 root <text:s/>root <text:s text:c="4"/>659 May <text:s/>7 18:03 SalesMapper.java</text:p>
      <text:p text:style-name="P1">-rw-r--r-- 1 root <text:s/>root <text:s text:c="4"/>749 May <text:s/>7 18:03 SalesCountryReducer.java</text:p>
      <text:p text:style-name="P1">-rw-r--r-- 1 root <text:s/>root <text:s text:c="3"/>1367 May <text:s/>7 18:03 SalesCountryDriver.java</text:p>
      <text:p text:style-name="P1">-rw-r--r-- 1 root <text:s/>root <text:s/>143084 May <text:s/>7 18:03 access_log_short.txt</text:p>
      <text:p text:style-name="P1">-rw-r--r-- 1 root <text:s/>root <text:s text:c="4"/>391 May <text:s/>7 18:18 hadoop-mapreduce-example-file.txt</text:p>
      <text:p text:style-name="P1">-rw-rw-r-- 1 rohit rohit 158551 May <text:s/>7 18:34 access_log_short.csv</text:p>
      <text:p text:style-name="P1"><text:soft-page-break/>hdoop@rohit-VirtualBox:~/analyzelogs$ ls -al</text:p>
      <text:p text:style-name="P1">total 324</text:p>
      <text:p text:style-name="P1">drwxrwxrwx <text:s/>2 hdoop root <text:s text:c="3"/>4096 May <text:s/>7 18:34 .</text:p>
      <text:p text:style-name="P1">drwxr-xr-x 10 hdoop hdoop <text:s text:c="2"/>4096 May <text:s/>7 17:38 ..</text:p>
      <text:p text:style-name="P1">-rw-rw-r-- <text:s/>1 rohit rohit 158551 May <text:s/>7 18:34 access_log_short.csv</text:p>
      <text:p text:style-name="P1">-rw-r--r-- <text:s/>1 root <text:s/>root <text:s/>143084 May <text:s/>7 18:03 access_log_short.txt</text:p>
      <text:p text:style-name="P1">-rw-r--r-- <text:s/>1 root <text:s/>root <text:s text:c="4"/>391 May <text:s/>7 18:18 hadoop-mapreduce-example-file.txt</text:p>
      <text:p text:style-name="P1">-rw-rw-r-- <text:s/>1 rohit rohit <text:s text:c="4"/>82 May <text:s/>7 18:34 .~lock.access_log_short.csv#</text:p>
      <text:p text:style-name="P1">-rw-r--r-- <text:s/>1 root <text:s/>root <text:s text:c="3"/>1367 May <text:s/>7 18:03 SalesCountryDriver.java</text:p>
      <text:p text:style-name="P1">-rw-r--r-- <text:s/>1 root <text:s/>root <text:s text:c="4"/>749 May <text:s/>7 18:03 SalesCountryReducer.java</text:p>
      <text:p text:style-name="P1">-rw-r--r-- <text:s/>1 root <text:s/>root <text:s text:c="4"/>659 May <text:s/>7 18:03 SalesMapper.java</text:p>
      <text:p text:style-name="P1">hdoop@rohit-VirtualBox:~/analyzelogs$ sudo chmod +r *.*</text:p>
      <text:p text:style-name="P1">hdoop@rohit-VirtualBox:~/analyzelogs$ pwd</text:p>
      <text:p text:style-name="P1">/home/hdoop/analyzelogs</text:p>
      <text:p text:style-name="P1">hdoop@rohit-VirtualBox:~/analyzelogs$ export CLASSPATH="$HADOOP_HOME/share/hadoop/mapreduce/hadoop-mapreduce-client-core-2.9.0.jar:$HADOOP_HOME/share/hadoop/mapreduce/hadoop-mapreduce-client-common-2.9.0.jar:$HADOOP_HOME/share/hadoop/common/hadoop-common-2.9.0.jar:~/analyzelogs/SalesCountry/*:$HADOOP_HOME/lib/*"</text:p>
      <text:p text:style-name="P1">hdoop@rohit-VirtualBox:~/analyzelogs$ javac -d . SalesMapper.java SalesCountryReducer.java SalesCountryDriver.java </text:p>
      <text:p text:style-name="P1">SalesMapper.java:5: error: package org.apache.hadoop.io does not exist</text:p>
      <text:p text:style-name="P1">import org.apache.hadoop.io.IntWritable;</text:p>
      <text:p text:style-name="P1"><text:s text:c="27"/>^</text:p>
      <text:p text:style-name="P1">SalesMapper.java:6: error: package org.apache.hadoop.io does not exist</text:p>
      <text:p text:style-name="P1">import org.apache.hadoop.io.LongWritable;</text:p>
      <text:p text:style-name="P1"><text:s text:c="27"/>^</text:p>
      <text:p text:style-name="P1">SalesMapper.java:7: error: package org.apache.hadoop.io does not exist</text:p>
      <text:p text:style-name="P1">import org.apache.hadoop.io.Text;</text:p>
      <text:p text:style-name="P1"><text:s text:c="27"/>^</text:p>
      <text:p text:style-name="P1">SalesMapper.java:8: error: package org.apache.hadoop.mapred does not exist</text:p>
      <text:p text:style-name="P1">import org.apache.hadoop.mapred.*;</text:p>
      <text:p text:style-name="P1">^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33"/>^</text:p>
      <text:p text:style-name="P1"><text:s text:c="2"/>symbol: class MapReduceBase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58"/>^</text:p>
      <text:p text:style-name="P1"><text:s text:c="2"/>symbol: class Mapper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65"/>^</text:p>
      <text:p text:style-name="P1"><text:s text:c="2"/>symbol: class LongWritable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79"/>^</text:p>
      <text:p text:style-name="P1"><text:soft-page-break/><text:s text:c="2"/>symbol: class Text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85"/>^</text:p>
      <text:p text:style-name="P1"><text:s text:c="2"/>symbol: class Text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91"/>^</text:p>
      <text:p text:style-name="P1"><text:s text:c="2"/>symbol: class IntWritable</text:p>
      <text:p text:style-name="P1">SalesMapper.java:11: error: cannot find symbol</text:p>
      <text:p text:style-name="P1"><text:tab/>private final static IntWritable one = new IntWritable(1);</text:p>
      <text:p text:style-name="P1"><text:tab/> <text:s text:c="20"/>^</text:p>
      <text:p text:style-name="P1"><text:s text:c="2"/>symbol: <text:s text:c="2"/>class Int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15"/>^</text:p>
      <text:p text:style-name="P1"><text:s text:c="2"/>symbol: <text:s text:c="2"/>class Long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33"/>^</text:p>
      <text:p text:style-name="P1"><text:s text:c="2"/>symbol: <text:s text:c="2"/>class Text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45"/>^</text:p>
      <text:p text:style-name="P1"><text:s text:c="2"/>symbol: <text:s text:c="2"/>class OutputCollector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61"/>^</text:p>
      <text:p text:style-name="P1"><text:s text:c="2"/>symbol: <text:s text:c="2"/>class Text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67"/>^</text:p>
      <text:p text:style-name="P1"><text:s text:c="2"/>symbol: <text:s text:c="2"/>class Int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88"/>^</text:p>
      <text:p text:style-name="P1"><text:s text:c="2"/>symbol: <text:s text:c="2"/>class Reporter</text:p>
      <text:p text:style-name="P1"><text:s text:c="2"/>location: class SalesMapper</text:p>
      <text:p text:style-name="P1"><text:soft-page-break/>SalesCountryReducer.java:6: error: package org.apache.hadoop.io does not exist</text:p>
      <text:p text:style-name="P1">import org.apache.hadoop.io.IntWritable;</text:p>
      <text:p text:style-name="P1"><text:s text:c="27"/>^</text:p>
      <text:p text:style-name="P1">SalesCountryReducer.java:7: error: package org.apache.hadoop.io does not exist</text:p>
      <text:p text:style-name="P1">import org.apache.hadoop.io.Text;</text:p>
      <text:p text:style-name="P1"><text:s text:c="27"/>^</text:p>
      <text:p text:style-name="P1">SalesCountryReducer.java:8: error: package org.apache.hadoop.mapred does not exist</text:p>
      <text:p text:style-name="P1">import org.apache.hadoop.mapred.*;</text:p>
      <text:p text:style-name="P1">^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41"/>^</text:p>
      <text:p text:style-name="P1"><text:s text:c="2"/>symbol: class MapReduceBase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66"/>^</text:p>
      <text:p text:style-name="P1"><text:s text:c="2"/>symbol: class Reducer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74"/>^</text:p>
      <text:p text:style-name="P1"><text:s text:c="2"/>symbol: class Text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80"/>^</text:p>
      <text:p text:style-name="P1"><text:s text:c="2"/>symbol: class IntWritable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93"/>^</text:p>
      <text:p text:style-name="P1"><text:s text:c="2"/>symbol: class Text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99"/>^</text:p>
      <text:p text:style-name="P1"><text:s text:c="2"/>symbol: class IntWritable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18"/>^</text:p>
      <text:p text:style-name="P1"><text:s text:c="2"/>symbol: <text:s text:c="2"/>class Text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39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2: error: cannot find symbol</text:p>
      <text:p text:style-name="P1"><text:soft-page-break/><text:tab/>public void reduce(Text t_key, Iterator&lt;IntWritable&gt; values, OutputCollector&lt;Text,IntWritable&gt; output, Reporter reporter) throws IOException {</text:p>
      <text:p text:style-name="P1"><text:tab/> <text:s text:c="60"/>^</text:p>
      <text:p text:style-name="P1"><text:s text:c="2"/>symbol: <text:s text:c="2"/>class OutputCollector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76"/>^</text:p>
      <text:p text:style-name="P1"><text:s text:c="2"/>symbol: <text:s text:c="2"/>class Text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81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102"/>^</text:p>
      <text:p text:style-name="P1"><text:s text:c="2"/>symbol: <text:s text:c="2"/>class Reporter</text:p>
      <text:p text:style-name="P1"><text:s text:c="2"/>location: class SalesCountryReducer</text:p>
      <text:p text:style-name="P1">SalesCountryDriver.java:4: error: package org.apache.hadoop.fs does not exist</text:p>
      <text:p text:style-name="P1">import org.apache.hadoop.fs.Path;</text:p>
      <text:p text:style-name="P1"><text:s text:c="27"/>^</text:p>
      <text:p text:style-name="P1">SalesCountryDriver.java:5: error: package org.apache.hadoop.io does not exist</text:p>
      <text:p text:style-name="P1">import org.apache.hadoop.io.*;</text:p>
      <text:p text:style-name="P1">^</text:p>
      <text:p text:style-name="P1">SalesCountryDriver.java:6: error: package org.apache.hadoop.mapred does not exist</text:p>
      <text:p text:style-name="P1">import org.apache.hadoop.mapred.*;</text:p>
      <text:p text:style-name="P1">^</text:p>
      <text:p text:style-name="P1">SalesMapper.java:11: error: cannot find symbol</text:p>
      <text:p text:style-name="P1"><text:tab/>private final static IntWritable one = new IntWritable(1);</text:p>
      <text:p text:style-name="P1"><text:tab/> <text:s text:c="42"/>^</text:p>
      <text:p text:style-name="P1"><text:s text:c="2"/>symbol: <text:s text:c="2"/>class IntWritable</text:p>
      <text:p text:style-name="P1"><text:s text:c="2"/>location: class SalesMapper</text:p>
      <text:p text:style-name="P1">SalesMapper.java:17: error: cannot find symbol</text:p>
      <text:p text:style-name="P1"><text:tab/><text:tab/>output.collect(new Text(SingleCountryData[0]), one);</text:p>
      <text:p text:style-name="P1"><text:tab/><text:tab/> <text:s text:c="18"/>^</text:p>
      <text:p text:style-name="P1"><text:s text:c="2"/>symbol: <text:s text:c="2"/>class Text</text:p>
      <text:p text:style-name="P1"><text:s text:c="2"/>location: class SalesMapper</text:p>
      <text:p text:style-name="P1">SalesCountryReducer.java:13: error: cannot find symbol</text:p>
      <text:p text:style-name="P1"><text:tab/><text:tab/>Text key = t_key;</text:p>
      <text:p text:style-name="P1"><text:tab/><text:tab/>^</text:p>
      <text:p text:style-name="P1"><text:s text:c="2"/>symbol: <text:s text:c="2"/>class Text</text:p>
      <text:p text:style-name="P1"><text:s text:c="2"/>location: class SalesCountryReducer</text:p>
      <text:p text:style-name="P1">SalesCountryReducer.java:17: error: cannot find symbol</text:p>
      <text:p text:style-name="P1"><text:tab/><text:tab/><text:tab/>IntWritable value = (IntWritable) values.next();</text:p>
      <text:p text:style-name="P1"><text:tab/><text:tab/><text:tab/>^</text:p>
      <text:p text:style-name="P1"><text:s text:c="2"/>symbol: <text:s text:c="2"/>class IntWritable</text:p>
      <text:p text:style-name="P1"><text:s text:c="2"/>location: class SalesCountryReducer</text:p>
      <text:p text:style-name="P1"><text:soft-page-break/>SalesCountryReducer.java:17: error: cannot find symbol</text:p>
      <text:p text:style-name="P1"><text:tab/><text:tab/><text:tab/>IntWritable value = (IntWritable) values.next();</text:p>
      <text:p text:style-name="P1"><text:tab/><text:tab/><text:tab/> <text:s text:c="20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21: error: cannot find symbol</text:p>
      <text:p text:style-name="P1"><text:tab/><text:tab/>output.collect(key, new IntWritable(frequencyForCountry));</text:p>
      <text:p text:style-name="P1"><text:tab/><text:tab/> <text:s text:c="23"/>^</text:p>
      <text:p text:style-name="P1"><text:s text:c="2"/>symbol: <text:s text:c="2"/>class IntWritable</text:p>
      <text:p text:style-name="P1"><text:s text:c="2"/>location: class SalesCountryReducer</text:p>
      <text:p text:style-name="P1">SalesCountryDriver.java:10: error: cannot find symbol</text:p>
      <text:p text:style-name="P1"><text:tab/><text:tab/>JobClient my_client = new JobClient();</text:p>
      <text:p text:style-name="P1"><text:tab/><text:tab/>^</text:p>
      <text:p text:style-name="P1"><text:s text:c="2"/>symbol: <text:s text:c="2"/>class JobClient</text:p>
      <text:p text:style-name="P1"><text:s text:c="2"/>location: class SalesCountryDriver</text:p>
      <text:p text:style-name="P1">SalesCountryDriver.java:10: error: cannot find symbol</text:p>
      <text:p text:style-name="P1"><text:tab/><text:tab/>JobClient my_client = new JobClient();</text:p>
      <text:p text:style-name="P1"><text:tab/><text:tab/> <text:s text:c="25"/>^</text:p>
      <text:p text:style-name="P1"><text:s text:c="2"/>symbol: <text:s text:c="2"/>class JobClient</text:p>
      <text:p text:style-name="P1"><text:s text:c="2"/>location: class SalesCountryDriver</text:p>
      <text:p text:style-name="P1">SalesCountryDriver.java:12: error: cannot find symbol</text:p>
      <text:p text:style-name="P1"><text:tab/><text:tab/>JobConf job_conf = new JobConf(SalesCountryDriver.class);</text:p>
      <text:p text:style-name="P1"><text:tab/><text:tab/>^</text:p>
      <text:p text:style-name="P1"><text:s text:c="2"/>symbol: <text:s text:c="2"/>class JobConf</text:p>
      <text:p text:style-name="P1"><text:s text:c="2"/>location: class SalesCountryDriver</text:p>
      <text:p text:style-name="P1">SalesCountryDriver.java:12: error: cannot find symbol</text:p>
      <text:p text:style-name="P1"><text:tab/><text:tab/>JobConf job_conf = new JobConf(SalesCountryDriver.class);</text:p>
      <text:p text:style-name="P1"><text:tab/><text:tab/> <text:s text:c="22"/>^</text:p>
      <text:p text:style-name="P1"><text:s text:c="2"/>symbol: <text:s text:c="2"/>class JobConf</text:p>
      <text:p text:style-name="P1"><text:s text:c="2"/>location: class SalesCountryDriver</text:p>
      <text:p text:style-name="P1">SalesCountryDriver.java:18: error: cannot find symbol</text:p>
      <text:p text:style-name="P1"><text:tab/><text:tab/>job_conf.setOutputKeyClass(Text.class);</text:p>
      <text:p text:style-name="P1"><text:tab/><text:tab/> <text:s text:c="26"/>^</text:p>
      <text:p text:style-name="P1"><text:s text:c="2"/>symbol: <text:s text:c="2"/>class Text</text:p>
      <text:p text:style-name="P1"><text:s text:c="2"/>location: class SalesCountryDriver</text:p>
      <text:p text:style-name="P1">SalesCountryDriver.java:19: error: cannot find symbol</text:p>
      <text:p text:style-name="P1"><text:tab/><text:tab/>job_conf.setOutputValueClass(IntWritable.class);</text:p>
      <text:p text:style-name="P1"><text:tab/><text:tab/> <text:s text:c="28"/>^</text:p>
      <text:p text:style-name="P1"><text:s text:c="2"/>symbol: <text:s text:c="2"/>class IntWritable</text:p>
      <text:p text:style-name="P1"><text:s text:c="2"/>location: class SalesCountryDriver</text:p>
      <text:p text:style-name="P1">SalesCountryDriver.java:26: error: cannot find symbol</text:p>
      <text:p text:style-name="P1"><text:tab/><text:tab/>job_conf.setInputFormat(TextInputFormat.class);</text:p>
      <text:p text:style-name="P1"><text:tab/><text:tab/> <text:s text:c="23"/>^</text:p>
      <text:p text:style-name="P1"><text:s text:c="2"/>symbol: <text:s text:c="2"/>class TextInputFormat</text:p>
      <text:p text:style-name="P1"><text:s text:c="2"/>location: class SalesCountryDriver</text:p>
      <text:p text:style-name="P1">SalesCountryDriver.java:27: error: cannot find symbol</text:p>
      <text:p text:style-name="P1"><text:tab/><text:tab/>job_conf.setOutputFormat(TextOutputFormat.class);</text:p>
      <text:p text:style-name="P1"><text:tab/><text:tab/> <text:s text:c="24"/>^</text:p>
      <text:p text:style-name="P1"><text:s text:c="2"/>symbol: <text:s text:c="2"/>class TextOutputFormat</text:p>
      <text:p text:style-name="P1"><text:s text:c="2"/>location: class SalesCountryDriver</text:p>
      <text:p text:style-name="P1">SalesCountryDriver.java:32: error: cannot find symbol</text:p>
      <text:p text:style-name="P1"><text:tab/><text:tab/>FileInputFormat.setInputPaths(job_conf, new Path(args[0]));</text:p>
      <text:p text:style-name="P1"><text:soft-page-break/><text:tab/><text:tab/> <text:s text:c="43"/>^</text:p>
      <text:p text:style-name="P1"><text:s text:c="2"/>symbol: <text:s text:c="2"/>class Path</text:p>
      <text:p text:style-name="P1"><text:s text:c="2"/>location: class SalesCountryDriver</text:p>
      <text:p text:style-name="P1">SalesCountryDriver.java:32: error: cannot find symbol</text:p>
      <text:p text:style-name="P1"><text:tab/><text:tab/>FileInputFormat.setInputPaths(job_conf, new Path(args[0]));</text:p>
      <text:p text:style-name="P1"><text:tab/><text:tab/>^</text:p>
      <text:p text:style-name="P1"><text:s text:c="2"/>symbol: <text:s text:c="2"/>variable FileInputFormat</text:p>
      <text:p text:style-name="P1"><text:s text:c="2"/>location: class SalesCountryDriver</text:p>
      <text:p text:style-name="P1">SalesCountryDriver.java:33: error: cannot find symbol</text:p>
      <text:p text:style-name="P1"><text:tab/><text:tab/>FileOutputFormat.setOutputPath(job_conf, new Path(args[1]));</text:p>
      <text:p text:style-name="P1"><text:tab/><text:tab/> <text:s text:c="44"/>^</text:p>
      <text:p text:style-name="P1"><text:s text:c="2"/>symbol: <text:s text:c="2"/>class Path</text:p>
      <text:p text:style-name="P1"><text:s text:c="2"/>location: class SalesCountryDriver</text:p>
      <text:p text:style-name="P1">SalesCountryDriver.java:33: error: cannot find symbol</text:p>
      <text:p text:style-name="P1"><text:tab/><text:tab/>FileOutputFormat.setOutputPath(job_conf, new Path(args[1]));</text:p>
      <text:p text:style-name="P1"><text:tab/><text:tab/>^</text:p>
      <text:p text:style-name="P1"><text:s text:c="2"/>symbol: <text:s text:c="2"/>variable FileOutputFormat</text:p>
      <text:p text:style-name="P1"><text:s text:c="2"/>location: class SalesCountryDriver</text:p>
      <text:p text:style-name="P1">SalesCountryDriver.java:38: error: cannot find symbol</text:p>
      <text:p text:style-name="P1"><text:tab/><text:tab/><text:tab/>JobClient.runJob(job_conf);</text:p>
      <text:p text:style-name="P1"><text:tab/><text:tab/><text:tab/>^</text:p>
      <text:p text:style-name="P1"><text:s text:c="2"/>symbol: <text:s text:c="2"/>variable JobClient</text:p>
      <text:p text:style-name="P1"><text:s text:c="2"/>location: class SalesCountryDriver</text:p>
      <text:p text:style-name="P1">54 errors</text:p>
      <text:p text:style-name="P1">hdoop@rohit-VirtualBox:~/analyzelogs$ ^C</text:p>
      <text:p text:style-name="P1">hdoop@rohit-VirtualBox:~/analyzelogs$ ^C</text:p>
      <text:p text:style-name="P1">hdoop@rohit-VirtualBox:~/analyzelogs$ ^C</text:p>
      <text:p text:style-name="P1">hdoop@rohit-VirtualBox:~/analyzelogs$ javac -d . SalesMapper.java SalesCountryReducer.java SalesCountryDriver.java </text:p>
      <text:p text:style-name="P1">SalesMapper.java:5: error: package org.apache.hadoop.io does not exist</text:p>
      <text:p text:style-name="P1">import org.apache.hadoop.io.IntWritable;</text:p>
      <text:p text:style-name="P1"><text:s text:c="27"/>^</text:p>
      <text:p text:style-name="P1">SalesMapper.java:6: error: package org.apache.hadoop.io does not exist</text:p>
      <text:p text:style-name="P1">import org.apache.hadoop.io.LongWritable;</text:p>
      <text:p text:style-name="P1"><text:s text:c="27"/>^</text:p>
      <text:p text:style-name="P1">SalesMapper.java:7: error: package org.apache.hadoop.io does not exist</text:p>
      <text:p text:style-name="P1">import org.apache.hadoop.io.Text;</text:p>
      <text:p text:style-name="P1"><text:s text:c="27"/>^</text:p>
      <text:p text:style-name="P1">SalesMapper.java:8: error: package org.apache.hadoop.mapred does not exist</text:p>
      <text:p text:style-name="P1">import org.apache.hadoop.mapred.*;</text:p>
      <text:p text:style-name="P1">^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33"/>^</text:p>
      <text:p text:style-name="P1"><text:s text:c="2"/>symbol: class MapReduceBase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58"/>^</text:p>
      <text:p text:style-name="P1"><text:s text:c="2"/>symbol: class Mapper</text:p>
      <text:p text:style-name="P1">SalesMapper.java:10: error: cannot find symbol</text:p>
      <text:p text:style-name="P1"><text:soft-page-break/>public class SalesMapper extends MapReduceBase implements Mapper&lt;LongWritable, Text, Text, IntWritable&gt; {</text:p>
      <text:p text:style-name="P1"><text:s text:c="65"/>^</text:p>
      <text:p text:style-name="P1"><text:s text:c="2"/>symbol: class LongWritable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79"/>^</text:p>
      <text:p text:style-name="P1"><text:s text:c="2"/>symbol: class Text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85"/>^</text:p>
      <text:p text:style-name="P1"><text:s text:c="2"/>symbol: class Text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91"/>^</text:p>
      <text:p text:style-name="P1"><text:s text:c="2"/>symbol: class IntWritable</text:p>
      <text:p text:style-name="P1">SalesMapper.java:11: error: cannot find symbol</text:p>
      <text:p text:style-name="P1"><text:tab/>private final static IntWritable one = new IntWritable(1);</text:p>
      <text:p text:style-name="P1"><text:tab/> <text:s text:c="20"/>^</text:p>
      <text:p text:style-name="P1"><text:s text:c="2"/>symbol: <text:s text:c="2"/>class Int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15"/>^</text:p>
      <text:p text:style-name="P1"><text:s text:c="2"/>symbol: <text:s text:c="2"/>class Long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33"/>^</text:p>
      <text:p text:style-name="P1"><text:s text:c="2"/>symbol: <text:s text:c="2"/>class Text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45"/>^</text:p>
      <text:p text:style-name="P1"><text:s text:c="2"/>symbol: <text:s text:c="2"/>class OutputCollector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61"/>^</text:p>
      <text:p text:style-name="P1"><text:s text:c="2"/>symbol: <text:s text:c="2"/>class Text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67"/>^</text:p>
      <text:p text:style-name="P1"><text:soft-page-break/><text:s text:c="2"/>symbol: <text:s text:c="2"/>class Int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88"/>^</text:p>
      <text:p text:style-name="P1"><text:s text:c="2"/>symbol: <text:s text:c="2"/>class Reporter</text:p>
      <text:p text:style-name="P1"><text:s text:c="2"/>location: class SalesMapper</text:p>
      <text:p text:style-name="P1">SalesCountryReducer.java:6: error: package org.apache.hadoop.io does not exist</text:p>
      <text:p text:style-name="P1">import org.apache.hadoop.io.IntWritable;</text:p>
      <text:p text:style-name="P1"><text:s text:c="27"/>^</text:p>
      <text:p text:style-name="P1">SalesCountryReducer.java:7: error: package org.apache.hadoop.io does not exist</text:p>
      <text:p text:style-name="P1">import org.apache.hadoop.io.Text;</text:p>
      <text:p text:style-name="P1"><text:s text:c="27"/>^</text:p>
      <text:p text:style-name="P1">SalesCountryReducer.java:8: error: package org.apache.hadoop.mapred does not exist</text:p>
      <text:p text:style-name="P1">import org.apache.hadoop.mapred.*;</text:p>
      <text:p text:style-name="P1">^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41"/>^</text:p>
      <text:p text:style-name="P1"><text:s text:c="2"/>symbol: class MapReduceBase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66"/>^</text:p>
      <text:p text:style-name="P1"><text:s text:c="2"/>symbol: class Reducer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74"/>^</text:p>
      <text:p text:style-name="P1"><text:s text:c="2"/>symbol: class Text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80"/>^</text:p>
      <text:p text:style-name="P1"><text:s text:c="2"/>symbol: class IntWritable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93"/>^</text:p>
      <text:p text:style-name="P1"><text:s text:c="2"/>symbol: class Text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99"/>^</text:p>
      <text:p text:style-name="P1"><text:s text:c="2"/>symbol: class IntWritable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18"/>^</text:p>
      <text:p text:style-name="P1"><text:s text:c="2"/>symbol: <text:s text:c="2"/>class Text</text:p>
      <text:p text:style-name="P1"><text:soft-page-break/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39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60"/>^</text:p>
      <text:p text:style-name="P1"><text:s text:c="2"/>symbol: <text:s text:c="2"/>class OutputCollector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76"/>^</text:p>
      <text:p text:style-name="P1"><text:s text:c="2"/>symbol: <text:s text:c="2"/>class Text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81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102"/>^</text:p>
      <text:p text:style-name="P1"><text:s text:c="2"/>symbol: <text:s text:c="2"/>class Reporter</text:p>
      <text:p text:style-name="P1"><text:s text:c="2"/>location: class SalesCountryReducer</text:p>
      <text:p text:style-name="P1">SalesCountryDriver.java:4: error: package org.apache.hadoop.fs does not exist</text:p>
      <text:p text:style-name="P1">import org.apache.hadoop.fs.Path;</text:p>
      <text:p text:style-name="P1"><text:s text:c="27"/>^</text:p>
      <text:p text:style-name="P1">SalesCountryDriver.java:5: error: package org.apache.hadoop.io does not exist</text:p>
      <text:p text:style-name="P1">import org.apache.hadoop.io.*;</text:p>
      <text:p text:style-name="P1">^</text:p>
      <text:p text:style-name="P1">SalesCountryDriver.java:6: error: package org.apache.hadoop.mapred does not exist</text:p>
      <text:p text:style-name="P1">import org.apache.hadoop.mapred.*;</text:p>
      <text:p text:style-name="P1">^</text:p>
      <text:p text:style-name="P1">SalesMapper.java:11: error: cannot find symbol</text:p>
      <text:p text:style-name="P1"><text:tab/>private final static IntWritable one = new IntWritable(1);</text:p>
      <text:p text:style-name="P1"><text:tab/> <text:s text:c="42"/>^</text:p>
      <text:p text:style-name="P1"><text:s text:c="2"/>symbol: <text:s text:c="2"/>class IntWritable</text:p>
      <text:p text:style-name="P1"><text:s text:c="2"/>location: class SalesMapper</text:p>
      <text:p text:style-name="P1">SalesMapper.java:17: error: cannot find symbol</text:p>
      <text:p text:style-name="P1"><text:tab/><text:tab/>output.collect(new Text(SingleCountryData[0]), one);</text:p>
      <text:p text:style-name="P1"><text:tab/><text:tab/> <text:s text:c="18"/>^</text:p>
      <text:p text:style-name="P1"><text:s text:c="2"/>symbol: <text:s text:c="2"/>class Text</text:p>
      <text:p text:style-name="P1"><text:s text:c="2"/>location: class SalesMapper</text:p>
      <text:p text:style-name="P1">SalesCountryReducer.java:13: error: cannot find symbol</text:p>
      <text:p text:style-name="P1"><text:tab/><text:tab/>Text key = t_key;</text:p>
      <text:p text:style-name="P1"><text:soft-page-break/><text:tab/><text:tab/>^</text:p>
      <text:p text:style-name="P1"><text:s text:c="2"/>symbol: <text:s text:c="2"/>class Text</text:p>
      <text:p text:style-name="P1"><text:s text:c="2"/>location: class SalesCountryReducer</text:p>
      <text:p text:style-name="P1">SalesCountryReducer.java:17: error: cannot find symbol</text:p>
      <text:p text:style-name="P1"><text:tab/><text:tab/><text:tab/>IntWritable value = (IntWritable) values.next();</text:p>
      <text:p text:style-name="P1"><text:tab/><text:tab/><text:tab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7: error: cannot find symbol</text:p>
      <text:p text:style-name="P1"><text:tab/><text:tab/><text:tab/>IntWritable value = (IntWritable) values.next();</text:p>
      <text:p text:style-name="P1"><text:tab/><text:tab/><text:tab/> <text:s text:c="20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21: error: cannot find symbol</text:p>
      <text:p text:style-name="P1"><text:tab/><text:tab/>output.collect(key, new IntWritable(frequencyForCountry));</text:p>
      <text:p text:style-name="P1"><text:tab/><text:tab/> <text:s text:c="23"/>^</text:p>
      <text:p text:style-name="P1"><text:s text:c="2"/>symbol: <text:s text:c="2"/>class IntWritable</text:p>
      <text:p text:style-name="P1"><text:s text:c="2"/>location: class SalesCountryReducer</text:p>
      <text:p text:style-name="P1">SalesCountryDriver.java:10: error: cannot find symbol</text:p>
      <text:p text:style-name="P1"><text:tab/><text:tab/>JobClient my_client = new JobClient();</text:p>
      <text:p text:style-name="P1"><text:tab/><text:tab/>^</text:p>
      <text:p text:style-name="P1"><text:s text:c="2"/>symbol: <text:s text:c="2"/>class JobClient</text:p>
      <text:p text:style-name="P1"><text:s text:c="2"/>location: class SalesCountryDriver</text:p>
      <text:p text:style-name="P1">SalesCountryDriver.java:10: error: cannot find symbol</text:p>
      <text:p text:style-name="P1"><text:tab/><text:tab/>JobClient my_client = new JobClient();</text:p>
      <text:p text:style-name="P1"><text:tab/><text:tab/> <text:s text:c="25"/>^</text:p>
      <text:p text:style-name="P1"><text:s text:c="2"/>symbol: <text:s text:c="2"/>class JobClient</text:p>
      <text:p text:style-name="P1"><text:s text:c="2"/>location: class SalesCountryDriver</text:p>
      <text:p text:style-name="P1">SalesCountryDriver.java:12: error: cannot find symbol</text:p>
      <text:p text:style-name="P1"><text:tab/><text:tab/>JobConf job_conf = new JobConf(SalesCountryDriver.class);</text:p>
      <text:p text:style-name="P1"><text:tab/><text:tab/>^</text:p>
      <text:p text:style-name="P1"><text:s text:c="2"/>symbol: <text:s text:c="2"/>class JobConf</text:p>
      <text:p text:style-name="P1"><text:s text:c="2"/>location: class SalesCountryDriver</text:p>
      <text:p text:style-name="P1">SalesCountryDriver.java:12: error: cannot find symbol</text:p>
      <text:p text:style-name="P1"><text:tab/><text:tab/>JobConf job_conf = new JobConf(SalesCountryDriver.class);</text:p>
      <text:p text:style-name="P1"><text:tab/><text:tab/> <text:s text:c="22"/>^</text:p>
      <text:p text:style-name="P1"><text:s text:c="2"/>symbol: <text:s text:c="2"/>class JobConf</text:p>
      <text:p text:style-name="P1"><text:s text:c="2"/>location: class SalesCountryDriver</text:p>
      <text:p text:style-name="P1">SalesCountryDriver.java:18: error: cannot find symbol</text:p>
      <text:p text:style-name="P1"><text:tab/><text:tab/>job_conf.setOutputKeyClass(Text.class);</text:p>
      <text:p text:style-name="P1"><text:tab/><text:tab/> <text:s text:c="26"/>^</text:p>
      <text:p text:style-name="P1"><text:s text:c="2"/>symbol: <text:s text:c="2"/>class Text</text:p>
      <text:p text:style-name="P1"><text:s text:c="2"/>location: class SalesCountryDriver</text:p>
      <text:p text:style-name="P1">SalesCountryDriver.java:19: error: cannot find symbol</text:p>
      <text:p text:style-name="P1"><text:tab/><text:tab/>job_conf.setOutputValueClass(IntWritable.class);</text:p>
      <text:p text:style-name="P1"><text:tab/><text:tab/> <text:s text:c="28"/>^</text:p>
      <text:p text:style-name="P1"><text:s text:c="2"/>symbol: <text:s text:c="2"/>class IntWritable</text:p>
      <text:p text:style-name="P1"><text:s text:c="2"/>location: class SalesCountryDriver</text:p>
      <text:p text:style-name="P1">SalesCountryDriver.java:26: error: cannot find symbol</text:p>
      <text:p text:style-name="P1"><text:tab/><text:tab/>job_conf.setInputFormat(TextInputFormat.class);</text:p>
      <text:p text:style-name="P1"><text:tab/><text:tab/> <text:s text:c="23"/>^</text:p>
      <text:p text:style-name="P1"><text:s text:c="2"/>symbol: <text:s text:c="2"/>class TextInputFormat</text:p>
      <text:p text:style-name="P1"><text:soft-page-break/><text:s text:c="2"/>location: class SalesCountryDriver</text:p>
      <text:p text:style-name="P1">SalesCountryDriver.java:27: error: cannot find symbol</text:p>
      <text:p text:style-name="P1"><text:tab/><text:tab/>job_conf.setOutputFormat(TextOutputFormat.class);</text:p>
      <text:p text:style-name="P1"><text:tab/><text:tab/> <text:s text:c="24"/>^</text:p>
      <text:p text:style-name="P1"><text:s text:c="2"/>symbol: <text:s text:c="2"/>class TextOutputFormat</text:p>
      <text:p text:style-name="P1"><text:s text:c="2"/>location: class SalesCountryDriver</text:p>
      <text:p text:style-name="P1">SalesCountryDriver.java:32: error: cannot find symbol</text:p>
      <text:p text:style-name="P1"><text:tab/><text:tab/>FileInputFormat.setInputPaths(job_conf, new Path(args[0]));</text:p>
      <text:p text:style-name="P1"><text:tab/><text:tab/> <text:s text:c="43"/>^</text:p>
      <text:p text:style-name="P1"><text:s text:c="2"/>symbol: <text:s text:c="2"/>class Path</text:p>
      <text:p text:style-name="P1"><text:s text:c="2"/>location: class SalesCountryDriver</text:p>
      <text:p text:style-name="P1">SalesCountryDriver.java:32: error: cannot find symbol</text:p>
      <text:p text:style-name="P1"><text:tab/><text:tab/>FileInputFormat.setInputPaths(job_conf, new Path(args[0]));</text:p>
      <text:p text:style-name="P1"><text:tab/><text:tab/>^</text:p>
      <text:p text:style-name="P1"><text:s text:c="2"/>symbol: <text:s text:c="2"/>variable FileInputFormat</text:p>
      <text:p text:style-name="P1"><text:s text:c="2"/>location: class SalesCountryDriver</text:p>
      <text:p text:style-name="P1">SalesCountryDriver.java:33: error: cannot find symbol</text:p>
      <text:p text:style-name="P1"><text:tab/><text:tab/>FileOutputFormat.setOutputPath(job_conf, new Path(args[1]));</text:p>
      <text:p text:style-name="P1"><text:tab/><text:tab/> <text:s text:c="44"/>^</text:p>
      <text:p text:style-name="P1"><text:s text:c="2"/>symbol: <text:s text:c="2"/>class Path</text:p>
      <text:p text:style-name="P1"><text:s text:c="2"/>location: class SalesCountryDriver</text:p>
      <text:p text:style-name="P1">SalesCountryDriver.java:33: error: cannot find symbol</text:p>
      <text:p text:style-name="P1"><text:tab/><text:tab/>FileOutputFormat.setOutputPath(job_conf, new Path(args[1]));</text:p>
      <text:p text:style-name="P1"><text:tab/><text:tab/>^</text:p>
      <text:p text:style-name="P1"><text:s text:c="2"/>symbol: <text:s text:c="2"/>variable FileOutputFormat</text:p>
      <text:p text:style-name="P1"><text:s text:c="2"/>location: class SalesCountryDriver</text:p>
      <text:p text:style-name="P1">SalesCountryDriver.java:38: error: cannot find symbol</text:p>
      <text:p text:style-name="P1"><text:tab/><text:tab/><text:tab/>JobClient.runJob(job_conf);</text:p>
      <text:p text:style-name="P1"><text:tab/><text:tab/><text:tab/>^</text:p>
      <text:p text:style-name="P1"><text:s text:c="2"/>symbol: <text:s text:c="2"/>variable JobClient</text:p>
      <text:p text:style-name="P1"><text:s text:c="2"/>location: class SalesCountryDriver</text:p>
      <text:p text:style-name="P1">54 errors</text:p>
      <text:p text:style-name="P1">hdoop@rohit-VirtualBox:~/analyzelogs$ javac -d . SalesMapper.java SalesCountryReducer.java SalesCountryDriver.java </text:p>
      <text:p text:style-name="P1">SalesMapper.java:5: error: package org.apache.hadoop.io does not exist</text:p>
      <text:p text:style-name="P1">import org.apache.hadoop.io.IntWritable;</text:p>
      <text:p text:style-name="P1"><text:s text:c="27"/>^</text:p>
      <text:p text:style-name="P1">SalesMapper.java:6: error: package org.apache.hadoop.io does not exist</text:p>
      <text:p text:style-name="P1">import org.apache.hadoop.io.LongWritable;</text:p>
      <text:p text:style-name="P1"><text:s text:c="27"/>^</text:p>
      <text:p text:style-name="P1">SalesMapper.java:7: error: package org.apache.hadoop.io does not exist</text:p>
      <text:p text:style-name="P1">import org.apache.hadoop.io.Text;</text:p>
      <text:p text:style-name="P1"><text:s text:c="27"/>^</text:p>
      <text:p text:style-name="P1">SalesMapper.java:8: error: package org.apache.hadoop.mapred does not exist</text:p>
      <text:p text:style-name="P1">import org.apache.hadoop.mapred.*;</text:p>
      <text:p text:style-name="P1">^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33"/>^</text:p>
      <text:p text:style-name="P1"><text:s text:c="2"/>symbol: class MapReduceBase</text:p>
      <text:p text:style-name="P1">SalesMapper.java:10: error: cannot find symbol</text:p>
      <text:p text:style-name="P1"><text:soft-page-break/>public class SalesMapper extends MapReduceBase implements Mapper&lt;LongWritable, Text, Text, IntWritable&gt; {</text:p>
      <text:p text:style-name="P1"><text:s text:c="58"/>^</text:p>
      <text:p text:style-name="P1"><text:s text:c="2"/>symbol: class Mapper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65"/>^</text:p>
      <text:p text:style-name="P1"><text:s text:c="2"/>symbol: class LongWritable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79"/>^</text:p>
      <text:p text:style-name="P1"><text:s text:c="2"/>symbol: class Text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85"/>^</text:p>
      <text:p text:style-name="P1"><text:s text:c="2"/>symbol: class Text</text:p>
      <text:p text:style-name="P1">SalesMapper.java:10: error: cannot find symbol</text:p>
      <text:p text:style-name="P1">public class SalesMapper extends MapReduceBase implements Mapper&lt;LongWritable, Text, Text, IntWritable&gt; {</text:p>
      <text:p text:style-name="P1"><text:s text:c="91"/>^</text:p>
      <text:p text:style-name="P1"><text:s text:c="2"/>symbol: class IntWritable</text:p>
      <text:p text:style-name="P1">SalesMapper.java:11: error: cannot find symbol</text:p>
      <text:p text:style-name="P1"><text:tab/>private final static IntWritable one = new IntWritable(1);</text:p>
      <text:p text:style-name="P1"><text:tab/> <text:s text:c="20"/>^</text:p>
      <text:p text:style-name="P1"><text:s text:c="2"/>symbol: <text:s text:c="2"/>class Int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15"/>^</text:p>
      <text:p text:style-name="P1"><text:s text:c="2"/>symbol: <text:s text:c="2"/>class Long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33"/>^</text:p>
      <text:p text:style-name="P1"><text:s text:c="2"/>symbol: <text:s text:c="2"/>class Text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45"/>^</text:p>
      <text:p text:style-name="P1"><text:s text:c="2"/>symbol: <text:s text:c="2"/>class OutputCollector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61"/>^</text:p>
      <text:p text:style-name="P1"><text:s text:c="2"/>symbol: <text:s text:c="2"/>class Text</text:p>
      <text:p text:style-name="P1"><text:soft-page-break/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67"/>^</text:p>
      <text:p text:style-name="P1"><text:s text:c="2"/>symbol: <text:s text:c="2"/>class IntWritable</text:p>
      <text:p text:style-name="P1"><text:s text:c="2"/>location: class SalesMapper</text:p>
      <text:p text:style-name="P1">SalesMapper.java:13: error: cannot find symbol</text:p>
      <text:p text:style-name="P1"><text:tab/>public void map(LongWritable key, Text value, OutputCollector&lt;Text, IntWritable&gt; output, Reporter reporter) throws IOException {</text:p>
      <text:p text:style-name="P1"><text:tab/> <text:s text:c="88"/>^</text:p>
      <text:p text:style-name="P1"><text:s text:c="2"/>symbol: <text:s text:c="2"/>class Reporter</text:p>
      <text:p text:style-name="P1"><text:s text:c="2"/>location: class SalesMapper</text:p>
      <text:p text:style-name="P1">SalesCountryReducer.java:6: error: package org.apache.hadoop.io does not exist</text:p>
      <text:p text:style-name="P1">import org.apache.hadoop.io.IntWritable;</text:p>
      <text:p text:style-name="P1"><text:s text:c="27"/>^</text:p>
      <text:p text:style-name="P1">SalesCountryReducer.java:7: error: package org.apache.hadoop.io does not exist</text:p>
      <text:p text:style-name="P1">import org.apache.hadoop.io.Text;</text:p>
      <text:p text:style-name="P1"><text:s text:c="27"/>^</text:p>
      <text:p text:style-name="P1">SalesCountryReducer.java:8: error: package org.apache.hadoop.mapred does not exist</text:p>
      <text:p text:style-name="P1">import org.apache.hadoop.mapred.*;</text:p>
      <text:p text:style-name="P1">^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41"/>^</text:p>
      <text:p text:style-name="P1"><text:s text:c="2"/>symbol: class MapReduceBase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66"/>^</text:p>
      <text:p text:style-name="P1"><text:s text:c="2"/>symbol: class Reducer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74"/>^</text:p>
      <text:p text:style-name="P1"><text:s text:c="2"/>symbol: class Text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80"/>^</text:p>
      <text:p text:style-name="P1"><text:s text:c="2"/>symbol: class IntWritable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93"/>^</text:p>
      <text:p text:style-name="P1"><text:s text:c="2"/>symbol: class Text</text:p>
      <text:p text:style-name="P1">SalesCountryReducer.java:10: error: cannot find symbol</text:p>
      <text:p text:style-name="P1">public class SalesCountryReducer extends MapReduceBase implements Reducer&lt;Text, IntWritable, Text, IntWritable&gt; {</text:p>
      <text:p text:style-name="P1"><text:s text:c="99"/>^</text:p>
      <text:p text:style-name="P1"><text:s text:c="2"/>symbol: class IntWritable</text:p>
      <text:p text:style-name="P1"><text:soft-page-break/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18"/>^</text:p>
      <text:p text:style-name="P1"><text:s text:c="2"/>symbol: <text:s text:c="2"/>class Text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39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60"/>^</text:p>
      <text:p text:style-name="P1"><text:s text:c="2"/>symbol: <text:s text:c="2"/>class OutputCollector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76"/>^</text:p>
      <text:p text:style-name="P1"><text:s text:c="2"/>symbol: <text:s text:c="2"/>class Text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81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2: error: cannot find symbol</text:p>
      <text:p text:style-name="P1"><text:tab/>public void reduce(Text t_key, Iterator&lt;IntWritable&gt; values, OutputCollector&lt;Text,IntWritable&gt; output, Reporter reporter) throws IOException {</text:p>
      <text:p text:style-name="P1"><text:tab/> <text:s text:c="102"/>^</text:p>
      <text:p text:style-name="P1"><text:s text:c="2"/>symbol: <text:s text:c="2"/>class Reporter</text:p>
      <text:p text:style-name="P1"><text:s text:c="2"/>location: class SalesCountryReducer</text:p>
      <text:p text:style-name="P1">SalesCountryDriver.java:4: error: package org.apache.hadoop.fs does not exist</text:p>
      <text:p text:style-name="P1">import org.apache.hadoop.fs.Path;</text:p>
      <text:p text:style-name="P1"><text:s text:c="27"/>^</text:p>
      <text:p text:style-name="P1">SalesCountryDriver.java:5: error: package org.apache.hadoop.io does not exist</text:p>
      <text:p text:style-name="P1">import org.apache.hadoop.io.*;</text:p>
      <text:p text:style-name="P1">^</text:p>
      <text:p text:style-name="P1">SalesCountryDriver.java:6: error: package org.apache.hadoop.mapred does not exist</text:p>
      <text:p text:style-name="P1">import org.apache.hadoop.mapred.*;</text:p>
      <text:p text:style-name="P1">^</text:p>
      <text:p text:style-name="P1">SalesMapper.java:11: error: cannot find symbol</text:p>
      <text:p text:style-name="P1"><text:tab/>private final static IntWritable one = new IntWritable(1);</text:p>
      <text:p text:style-name="P1"><text:tab/> <text:s text:c="42"/>^</text:p>
      <text:p text:style-name="P1"><text:s text:c="2"/>symbol: <text:s text:c="2"/>class IntWritable</text:p>
      <text:p text:style-name="P1"><text:s text:c="2"/>location: class SalesMapper</text:p>
      <text:p text:style-name="P1">SalesMapper.java:17: error: cannot find symbol</text:p>
      <text:p text:style-name="P1"><text:tab/><text:tab/>output.collect(new Text(SingleCountryData[0]), one);</text:p>
      <text:p text:style-name="P1"><text:soft-page-break/><text:tab/><text:tab/> <text:s text:c="18"/>^</text:p>
      <text:p text:style-name="P1"><text:s text:c="2"/>symbol: <text:s text:c="2"/>class Text</text:p>
      <text:p text:style-name="P1"><text:s text:c="2"/>location: class SalesMapper</text:p>
      <text:p text:style-name="P1">SalesCountryReducer.java:13: error: cannot find symbol</text:p>
      <text:p text:style-name="P1"><text:tab/><text:tab/>Text key = t_key;</text:p>
      <text:p text:style-name="P1"><text:tab/><text:tab/>^</text:p>
      <text:p text:style-name="P1"><text:s text:c="2"/>symbol: <text:s text:c="2"/>class Text</text:p>
      <text:p text:style-name="P1"><text:s text:c="2"/>location: class SalesCountryReducer</text:p>
      <text:p text:style-name="P1">SalesCountryReducer.java:17: error: cannot find symbol</text:p>
      <text:p text:style-name="P1"><text:tab/><text:tab/><text:tab/>IntWritable value = (IntWritable) values.next();</text:p>
      <text:p text:style-name="P1"><text:tab/><text:tab/><text:tab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17: error: cannot find symbol</text:p>
      <text:p text:style-name="P1"><text:tab/><text:tab/><text:tab/>IntWritable value = (IntWritable) values.next();</text:p>
      <text:p text:style-name="P1"><text:tab/><text:tab/><text:tab/> <text:s text:c="20"/>^</text:p>
      <text:p text:style-name="P1"><text:s text:c="2"/>symbol: <text:s text:c="2"/>class IntWritable</text:p>
      <text:p text:style-name="P1"><text:s text:c="2"/>location: class SalesCountryReducer</text:p>
      <text:p text:style-name="P1">SalesCountryReducer.java:21: error: cannot find symbol</text:p>
      <text:p text:style-name="P1"><text:tab/><text:tab/>output.collect(key, new IntWritable(frequencyForCountry));</text:p>
      <text:p text:style-name="P1"><text:tab/><text:tab/> <text:s text:c="23"/>^</text:p>
      <text:p text:style-name="P1"><text:s text:c="2"/>symbol: <text:s text:c="2"/>class IntWritable</text:p>
      <text:p text:style-name="P1"><text:s text:c="2"/>location: class SalesCountryReducer</text:p>
      <text:p text:style-name="P1">SalesCountryDriver.java:10: error: cannot find symbol</text:p>
      <text:p text:style-name="P1"><text:tab/><text:tab/>JobClient my_client = new JobClient();</text:p>
      <text:p text:style-name="P1"><text:tab/><text:tab/>^</text:p>
      <text:p text:style-name="P1"><text:s text:c="2"/>symbol: <text:s text:c="2"/>class JobClient</text:p>
      <text:p text:style-name="P1"><text:s text:c="2"/>location: class SalesCountryDriver</text:p>
      <text:p text:style-name="P1">SalesCountryDriver.java:10: error: cannot find symbol</text:p>
      <text:p text:style-name="P1"><text:tab/><text:tab/>JobClient my_client = new JobClient();</text:p>
      <text:p text:style-name="P1"><text:tab/><text:tab/> <text:s text:c="25"/>^</text:p>
      <text:p text:style-name="P1"><text:s text:c="2"/>symbol: <text:s text:c="2"/>class JobClient</text:p>
      <text:p text:style-name="P1"><text:s text:c="2"/>location: class SalesCountryDriver</text:p>
      <text:p text:style-name="P1">SalesCountryDriver.java:12: error: cannot find symbol</text:p>
      <text:p text:style-name="P1"><text:tab/><text:tab/>JobConf job_conf = new JobConf(SalesCountryDriver.class);</text:p>
      <text:p text:style-name="P1"><text:tab/><text:tab/>^</text:p>
      <text:p text:style-name="P1"><text:s text:c="2"/>symbol: <text:s text:c="2"/>class JobConf</text:p>
      <text:p text:style-name="P1"><text:s text:c="2"/>location: class SalesCountryDriver</text:p>
      <text:p text:style-name="P1">SalesCountryDriver.java:12: error: cannot find symbol</text:p>
      <text:p text:style-name="P1"><text:tab/><text:tab/>JobConf job_conf = new JobConf(SalesCountryDriver.class);</text:p>
      <text:p text:style-name="P1"><text:tab/><text:tab/> <text:s text:c="22"/>^</text:p>
      <text:p text:style-name="P1"><text:s text:c="2"/>symbol: <text:s text:c="2"/>class JobConf</text:p>
      <text:p text:style-name="P1"><text:s text:c="2"/>location: class SalesCountryDriver</text:p>
      <text:p text:style-name="P1">SalesCountryDriver.java:18: error: cannot find symbol</text:p>
      <text:p text:style-name="P1"><text:tab/><text:tab/>job_conf.setOutputKeyClass(Text.class);</text:p>
      <text:p text:style-name="P1"><text:tab/><text:tab/> <text:s text:c="26"/>^</text:p>
      <text:p text:style-name="P1"><text:s text:c="2"/>symbol: <text:s text:c="2"/>class Text</text:p>
      <text:p text:style-name="P1"><text:s text:c="2"/>location: class SalesCountryDriver</text:p>
      <text:p text:style-name="P1">SalesCountryDriver.java:19: error: cannot find symbol</text:p>
      <text:p text:style-name="P1"><text:tab/><text:tab/>job_conf.setOutputValueClass(IntWritable.class);</text:p>
      <text:p text:style-name="P1"><text:tab/><text:tab/> <text:s text:c="28"/>^</text:p>
      <text:p text:style-name="P1"><text:s text:c="2"/>symbol: <text:s text:c="2"/>class IntWritable</text:p>
      <text:p text:style-name="P1"><text:soft-page-break/><text:s text:c="2"/>location: class SalesCountryDriver</text:p>
      <text:p text:style-name="P1">SalesCountryDriver.java:26: error: cannot find symbol</text:p>
      <text:p text:style-name="P1"><text:tab/><text:tab/>job_conf.setInputFormat(TextInputFormat.class);</text:p>
      <text:p text:style-name="P1"><text:tab/><text:tab/> <text:s text:c="23"/>^</text:p>
      <text:p text:style-name="P1"><text:s text:c="2"/>symbol: <text:s text:c="2"/>class TextInputFormat</text:p>
      <text:p text:style-name="P1"><text:s text:c="2"/>location: class SalesCountryDriver</text:p>
      <text:p text:style-name="P1">SalesCountryDriver.java:27: error: cannot find symbol</text:p>
      <text:p text:style-name="P1"><text:tab/><text:tab/>job_conf.setOutputFormat(TextOutputFormat.class);</text:p>
      <text:p text:style-name="P1"><text:tab/><text:tab/> <text:s text:c="24"/>^</text:p>
      <text:p text:style-name="P1"><text:s text:c="2"/>symbol: <text:s text:c="2"/>class TextOutputFormat</text:p>
      <text:p text:style-name="P1"><text:s text:c="2"/>location: class SalesCountryDriver</text:p>
      <text:p text:style-name="P1">SalesCountryDriver.java:32: error: cannot find symbol</text:p>
      <text:p text:style-name="P1"><text:tab/><text:tab/>FileInputFormat.setInputPaths(job_conf, new Path(args[0]));</text:p>
      <text:p text:style-name="P1"><text:tab/><text:tab/> <text:s text:c="43"/>^</text:p>
      <text:p text:style-name="P1"><text:s text:c="2"/>symbol: <text:s text:c="2"/>class Path</text:p>
      <text:p text:style-name="P1"><text:s text:c="2"/>location: class SalesCountryDriver</text:p>
      <text:p text:style-name="P1">SalesCountryDriver.java:32: error: cannot find symbol</text:p>
      <text:p text:style-name="P1"><text:tab/><text:tab/>FileInputFormat.setInputPaths(job_conf, new Path(args[0]));</text:p>
      <text:p text:style-name="P1"><text:tab/><text:tab/>^</text:p>
      <text:p text:style-name="P1"><text:s text:c="2"/>symbol: <text:s text:c="2"/>variable FileInputFormat</text:p>
      <text:p text:style-name="P1"><text:s text:c="2"/>location: class SalesCountryDriver</text:p>
      <text:p text:style-name="P1">SalesCountryDriver.java:33: error: cannot find symbol</text:p>
      <text:p text:style-name="P1"><text:tab/><text:tab/>FileOutputFormat.setOutputPath(job_conf, new Path(args[1]));</text:p>
      <text:p text:style-name="P1"><text:tab/><text:tab/> <text:s text:c="44"/>^</text:p>
      <text:p text:style-name="P1"><text:s text:c="2"/>symbol: <text:s text:c="2"/>class Path</text:p>
      <text:p text:style-name="P1"><text:s text:c="2"/>location: class SalesCountryDriver</text:p>
      <text:p text:style-name="P1">SalesCountryDriver.java:33: error: cannot find symbol</text:p>
      <text:p text:style-name="P1"><text:tab/><text:tab/>FileOutputFormat.setOutputPath(job_conf, new Path(args[1]));</text:p>
      <text:p text:style-name="P1"><text:tab/><text:tab/>^</text:p>
      <text:p text:style-name="P1"><text:s text:c="2"/>symbol: <text:s text:c="2"/>variable FileOutputFormat</text:p>
      <text:p text:style-name="P1"><text:s text:c="2"/>location: class SalesCountryDriver</text:p>
      <text:p text:style-name="P1">SalesCountryDriver.java:38: error: cannot find symbol</text:p>
      <text:p text:style-name="P1"><text:tab/><text:tab/><text:tab/>JobClient.runJob(job_conf);</text:p>
      <text:p text:style-name="P1"><text:tab/><text:tab/><text:tab/>^</text:p>
      <text:p text:style-name="P1"><text:s text:c="2"/>symbol: <text:s text:c="2"/>variable JobClient</text:p>
      <text:p text:style-name="P1"><text:s text:c="2"/>location: class SalesCountryDriver</text:p>
      <text:p text:style-name="P1">54 errors</text:p>
      <text:p text:style-name="P1">hdoop@rohit-VirtualBox:~/analyzelogs$ javac -d . SalesMapper.java -cp $(hadoop classpath)</text:p>
      <text:p text:style-name="P1">hdoop@rohit-VirtualBox:~/analyzelogs$ javac -d . SalesMapper.java SalesCountryReducer.java SalesCountryDriver.java -cp $(hadoop classpath)</text:p>
      <text:p text:style-name="P1">hdoop@rohit-VirtualBox:~/analyzelogs$ ls</text:p>
      <text:p text:style-name="P1">access_log_short.csv <text:s/>access_log_short.txt <text:s/>hadoop-mapreduce-example-file.txt <text:s/>SalesCountry <text:s/>SalesCountryDriver.java <text:s/>SalesCountryReducer.java <text:s/>SalesMapper.java</text:p>
      <text:p text:style-name="P1">hdoop@rohit-VirtualBox:~/analyzelogs$ cd SalesCountry/</text:p>
      <text:p text:style-name="P1">hdoop@rohit-VirtualBox:~/analyzelogs/SalesCountry$ ls</text:p>
      <text:p text:style-name="P1">SalesCountryDriver.class <text:s/>SalesCountryReducer.class <text:s/>SalesMapper.class</text:p>
      <text:p text:style-name="P1">hdoop@rohit-VirtualBox:~/analyzelogs/SalesCountry$ cd ..</text:p>
      <text:p text:style-name="P1">hdoop@rohit-VirtualBox:~/analyzelogs$ sudo gedit Manifest.txt</text:p>
      <text:p text:style-name="P1">[sudo] password for hdoop: </text:p>
      <text:p text:style-name="P1">Unable to init server: Could not connect: Connection refused</text:p>
      <text:p text:style-name="P1"/>
      <text:p text:style-name="P1">(gedit:17990): Gtk-WARNING **: 19:28:12.473: cannot open display: </text:p>
      <text:p text:style-name="P1"><text:soft-page-break/>hdoop@rohit-VirtualBox:~/analyzelogs$ sudo gedit Manifest.txt</text:p>
      <text:p text:style-name="P1">Unable to init server: Could not connect: Connection refused</text:p>
      <text:p text:style-name="P1"/>
      <text:p text:style-name="P1">(gedit:18008): Gtk-WARNING **: 19:30:35.492: cannot open display: </text:p>
      <text:p text:style-name="P1">hdoop@rohit-VirtualBox:~/analyzelogs$ jar -cfm analyzelogs.jar Manifest.txt SalesCountry/*.txt</text:p>
      <text:p text:style-name="P1">SalesCountry/*.txt : no such file or directory</text:p>
      <text:p text:style-name="P1">hdoop@rohit-VirtualBox:~/analyzelogs$ ls</text:p>
      <text:p text:style-name="P1">access_log_short.csv <text:s/>analyzelogs.jar <text:s text:c="19"/>Manifest.txt <text:s/>SalesCountryDriver.java <text:s text:c="2"/>SalesMapper.java</text:p>
      <text:p text:style-name="P1">access_log_short.txt <text:s/>hadoop-mapreduce-example-file.txt <text:s/>SalesCountry <text:s/>SalesCountryReducer.java</text:p>
      <text:p text:style-name="P1">hdoop@rohit-VirtualBox:~/analyzelogs$ jar -cfm analyzelogs.jar Manifest.txt SalesCountry/*.txt</text:p>
      <text:p text:style-name="P1">SalesCountry/*.txt : no such file or directory</text:p>
      <text:p text:style-name="P1">hdoop@rohit-VirtualBox:~/analyzelogs$ jar -cfm analyzelogs.jar Maifest.txt SalesCountry/*.class</text:p>
      <text:p text:style-name="P1">java.io.FileNotFoundException: Maifest.txt (No such file or directory)</text:p>
      <text:p text:style-name="P1"><text:tab/>at java.io.FileInputStream.open0(Native Method)</text:p>
      <text:p text:style-name="P1"><text:tab/>at java.io.FileInputStream.open(FileInputStream.java:195)</text:p>
      <text:p text:style-name="P1"><text:tab/>at java.io.FileInputStream.&lt;init&gt;(FileInputStream.java:138)</text:p>
      <text:p text:style-name="P1"><text:tab/>at java.io.FileInputStream.&lt;init&gt;(FileInputStream.java:93)</text:p>
      <text:p text:style-name="P1"><text:tab/>at sun.tools.jar.Main.run(Main.java:175)</text:p>
      <text:p text:style-name="P1"><text:tab/>at sun.tools.jar.Main.main(Main.java:1288)</text:p>
      <text:p text:style-name="P1">hdoop@rohit-VirtualBox:~/analyzelogs$ jar -cfm analyzelogs.jar manifest.txt SalesCountry/*.class</text:p>
      <text:p text:style-name="P1">java.io.FileNotFoundException: manifest.txt (No such file or directory)</text:p>
      <text:p text:style-name="P1"><text:tab/>at java.io.FileInputStream.open0(Native Method)</text:p>
      <text:p text:style-name="P1"><text:tab/>at java.io.FileInputStream.open(FileInputStream.java:195)</text:p>
      <text:p text:style-name="P1"><text:tab/>at java.io.FileInputStream.&lt;init&gt;(FileInputStream.java:138)</text:p>
      <text:p text:style-name="P1"><text:tab/>at java.io.FileInputStream.&lt;init&gt;(FileInputStream.java:93)</text:p>
      <text:p text:style-name="P1"><text:tab/>at sun.tools.jar.Main.run(Main.java:175)</text:p>
      <text:p text:style-name="P1"><text:tab/>at sun.tools.jar.Main.main(Main.java:1288)</text:p>
      <text:p text:style-name="P1">hdoop@rohit-VirtualBox:~/analyzelogs$ ^C</text:p>
      <text:p text:style-name="P1">hdoop@rohit-VirtualBox:~/analyzelogs$ ^C</text:p>
      <text:p text:style-name="P1">hdoop@rohit-VirtualBox:~/analyzelogs$ sudo gedit manifest.txt</text:p>
      <text:p text:style-name="P1">[sudo] password for hdoop: </text:p>
      <text:p text:style-name="P1">Unable to init server: Could not connect: Connection refused</text:p>
      <text:p text:style-name="P1"/>
      <text:p text:style-name="P1">(gedit:18541): Gtk-WARNING **: 19:46:48.560: cannot open display: </text:p>
      <text:p text:style-name="P1">hdoop@rohit-VirtualBox:~/analyzelogs$ ^C</text:p>
      <text:p text:style-name="P1">hdoop@rohit-VirtualBox:~/analyzelogs$ sudo nano manifest.txt</text:p>
      <text:p text:style-name="P1">hdoop@rohit-VirtualBox:~/analyzelogs$ jar -cfm analyzelogs.jar manifest.txt SalesCountry/*.class</text:p>
      <text:p text:style-name="P1">hdoop@rohit-VirtualBox:~/analyzelogs$ ls</text:p>
      <text:p text:style-name="P1">access_log_short.csv <text:s/>analyzelogs.jar <text:s text:c="19"/>manifest.txt <text:s/>SalesCountryDriver.java <text:s text:c="2"/>SalesMapper.java</text:p>
      <text:p text:style-name="P1">access_log_short.txt <text:s/>hadoop-mapreduce-example-file.txt <text:s/>SalesCountry <text:s/>SalesCountryReducer.java</text:p>
      <text:p text:style-name="P1">hdoop@rohit-VirtualBox:~/analyzelogs$ sudo start-dfs.sh</text:p>
      <text:p text:style-name="P1">sudo: start-dfs.sh: command not found</text:p>
      <text:p text:style-name="P1">hdoop@rohit-VirtualBox:~/analyzelogs$ start-dfs.sh</text:p>
      <text:p text:style-name="P1">Starting namenodes on [localhost]</text:p>
      <text:p text:style-name="P1">localhost: namenode is running as process 9586. <text:s/>Stop it first and ensure /tmp/hadoop-hdoop-namenode.pid file is empty before retry.</text:p>
      <text:p text:style-name="P1">Starting datanodes</text:p>
      <text:p text:style-name="P1">localhost: datanode is running as process 9703. <text:s/>Stop it first and ensure /tmp/hadoop-hdoop-datanode.pid file is empty before retry.</text:p>
      <text:p text:style-name="P1">Starting secondary namenodes [rohit-VirtualBox]</text:p>
      <text:p text:style-name="P1"><text:soft-page-break/>rohit-VirtualBox: secondarynamenode is running as process 9872. <text:s/>Stop it first and ensure /tmp/hadoop-hdoop-secondarynamenode.pid file is empty before retry.</text:p>
      <text:p text:style-name="P1">2022-05-07 19:54:33,178 WARN util.NativeCodeLoader: Unable to load native-hadoop library for your platform... using builtin-java classes where applicable</text:p>
      <text:p text:style-name="P1">hdoop@rohit-VirtualBox:~/analyzelogs$ start-yarn.sh</text:p>
      <text:p text:style-name="P1">Starting resourcemanager</text:p>
      <text:p text:style-name="P1">resourcemanager is running as process 10761. <text:s/>Stop it first and ensure /tmp/hadoop-hdoop-resourcemanager.pid file is empty before retry.</text:p>
      <text:p text:style-name="P1">Starting nodemanagers</text:p>
      <text:p text:style-name="P1">localhost: nodemanager is running as process 10881. <text:s/>Stop it first and ensure /tmp/hadoop-hdoop-nodemanager.pid file is empty before retry.</text:p>
      <text:p text:style-name="P1">hdoop@rohit-VirtualBox:~/analyzelogs$ jps</text:p>
      <text:p text:style-name="P1">9872 SecondaryNameNode</text:p>
      <text:p text:style-name="P1">10881 NodeManager</text:p>
      <text:p text:style-name="P1">9586 NameNode</text:p>
      <text:p text:style-name="P1">9703 DataNode</text:p>
      <text:p text:style-name="P1">19385 Jps</text:p>
      <text:p text:style-name="P1">10761 ResourceManager</text:p>
      <text:p text:style-name="P1">hdoop@rohit-VirtualBox:~/analyzelogs$ cd analyzelogs/</text:p>
      <text:p text:style-name="P1">-bash: cd: analyzelogs/: No such file or directory</text:p>
      <text:p text:style-name="P1">hdoop@rohit-VirtualBox:~/analyzelogs$ sudo mkdir -/input2000</text:p>
      <text:p text:style-name="P1">mkdir: invalid option -- '/'</text:p>
      <text:p text:style-name="P1">Try 'mkdir --help' for more information.</text:p>
      <text:p text:style-name="P1">hdoop@rohit-VirtualBox:~/analyzelogs$ sudo mkdir ~/input2000 </text:p>
      <text:p text:style-name="P1">hdoop@rohit-VirtualBox:~/analyzelogs$ ls</text:p>
      <text:p text:style-name="P1">access_log_short.csv <text:s/>analyzelogs.jar <text:s text:c="19"/>manifest.txt <text:s/>SalesCountryDriver.java <text:s text:c="2"/>SalesMapper.java</text:p>
      <text:p text:style-name="P1">access_log_short.txt <text:s/>hadoop-mapreduce-example-file.txt <text:s/>SalesCountry <text:s/>SalesCountryReducer.java</text:p>
      <text:p text:style-name="P1">hdoop@rohit-VirtualBox:~/analyzelogs$ pwd</text:p>
      <text:p text:style-name="P1">/home/hdoop/analyzelogs</text:p>
      <text:p text:style-name="P1">hdoop@rohit-VirtualBox:~/analyzelogs$ sudo cp -r access_log_short.csv ~/input2000/</text:p>
      <text:p text:style-name="P1">hdoop@rohit-VirtualBox:~/analyzelogs$ SHADOOP_HOME/bin/hdfs dfs -put ~/input2000 /</text:p>
      <text:p text:style-name="P1">-bash: SHADOOP_HOME/bin/hdfs: No such file or directory</text:p>
      <text:p text:style-name="P1">hdoop@rohit-VirtualBox:~/analyzelogs$ $HADOOP_HOME/bin/hdfs dfs -put ~/input2000 /</text:p>
      <text:p text:style-name="P1">2022-05-07 20:06:51,231 WARN util.NativeCodeLoader: Unable to load native-hadoop library for your platform... using builtin-java classes where applicable</text:p>
      <text:p text:style-name="P1">hdoop@rohit-VirtualBox:~/analyzelogs$ $HADOOP_HOME/bin/hadoop jar analyzelogs.jar /input2000 /output2000</text:p>
      <text:p text:style-name="P1">2022-05-07 20:08:45,248 WARN util.NativeCodeLoader: Unable to load native-hadoop library for your platform... using builtin-java classes where applicable</text:p>
      <text:p text:style-name="P1">2022-05-07 20:08:48,262 INFO client.RMProxy: Connecting to ResourceManager at /127.0.0.1:8032</text:p>
      <text:p text:style-name="P1">2022-05-07 20:08:49,504 INFO client.RMProxy: Connecting to ResourceManager at /127.0.0.1:8032</text:p>
      <text:p text:style-name="P1">2022-05-07 20:08:50,624 WARN mapreduce.JobResourceUploader: Hadoop command-line option parsing not performed. Implement the Tool interface and execute your application with ToolRunner to remedy this.</text:p>
      <text:p text:style-name="P1">2022-05-07 20:08:50,774 INFO mapreduce.JobResourceUploader: Disabling Erasure Coding for path: /tmp/hadoop-yarn/staging/hdoop/.staging/job_1651918975489_0001</text:p>
      <text:p text:style-name="P1">2022-05-07 20:08:52,926 INFO mapred.FileInputFormat: Total input files to process : 1</text:p>
      <text:p text:style-name="P1">2022-05-07 20:08:53,967 INFO mapreduce.JobSubmitter: number of splits:2</text:p>
      <text:p text:style-name="P1"><text:soft-page-break/>2022-05-07 20:08:54,850 INFO mapreduce.JobSubmitter: Submitting tokens for job: job_1651918975489_0001</text:p>
      <text:p text:style-name="P1">2022-05-07 20:08:54,853 INFO mapreduce.JobSubmitter: Executing with tokens: []</text:p>
      <text:p text:style-name="P1">2022-05-07 20:08:55,879 INFO conf.Configuration: resource-types.xml not found</text:p>
      <text:p text:style-name="P1">2022-05-07 20:08:55,880 INFO resource.ResourceUtils: Unable to find 'resource-types.xml'.</text:p>
      <text:p text:style-name="P1">2022-05-07 20:08:57,644 INFO impl.YarnClientImpl: Submitted application application_1651918975489_0001</text:p>
      <text:p text:style-name="P1">2022-05-07 20:08:57,975 INFO mapreduce.Job: The url to track the job: http://rohit-VirtualBox:8088/proxy/application_1651918975489_0001/</text:p>
      <text:p text:style-name="P1">2022-05-07 20:08:57,979 INFO mapreduce.Job: Running job: job_1651918975489_0001</text:p>
      <text:p text:style-name="P1">2022-05-07 20:09:33,805 INFO mapreduce.Job: Job job_1651918975489_0001 running in uber mode : false</text:p>
      <text:p text:style-name="P1">2022-05-07 20:09:33,810 INFO mapreduce.Job: <text:s/>map 0% reduce 0%</text:p>
      <text:p text:style-name="P1">2022-05-07 20:10:07,292 INFO mapreduce.Job: <text:s/>map 50% reduce 0%</text:p>
      <text:p text:style-name="P1">2022-05-07 20:10:08,551 INFO mapreduce.Job: <text:s/>map 100% reduce 0%</text:p>
      <text:p text:style-name="P1">2022-05-07 20:10:23,878 INFO mapreduce.Job: <text:s/>map 100% reduce 100%</text:p>
      <text:p text:style-name="P1">2022-05-07 20:10:24,950 INFO mapreduce.Job: Job job_1651918975489_0001 completed successfully</text:p>
      <text:p text:style-name="P1">2022-05-07 20:10:25,468 INFO mapreduce.Job: Counters: 54</text:p>
      <text:p text:style-name="P1"><text:tab/>File System Counters</text:p>
      <text:p text:style-name="P1"><text:tab/><text:tab/>FILE: Number of bytes read=26771</text:p>
      <text:p text:style-name="P1"><text:tab/><text:tab/>FILE: Number of bytes written=762171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62855</text:p>
      <text:p text:style-name="P1"><text:tab/><text:tab/>HDFS: Number of bytes written=3838</text:p>
      <text:p text:style-name="P1"><text:tab/><text:tab/>HDFS: Number of read operations=11</text:p>
      <text:p text:style-name="P1"><text:tab/><text:tab/>HDFS: Number of large read operations=0</text:p>
      <text:p text:style-name="P1"><text:tab/><text:tab/>HDFS: Number of write operations=2</text:p>
      <text:p text:style-name="P1"><text:tab/><text:tab/>HDFS: Number of bytes read erasure-coded=0</text:p>
      <text:p text:style-name="P1"><text:tab/>Job Counters </text:p>
      <text:p text:style-name="P1"><text:tab/><text:tab/>Launched map tasks=2</text:p>
      <text:p text:style-name="P1"><text:tab/><text:tab/>Launched reduce tasks=1</text:p>
      <text:p text:style-name="P1"><text:tab/><text:tab/>Data-local map tasks=2</text:p>
      <text:p text:style-name="P1"><text:tab/><text:tab/>Total time spent by all maps in occupied slots (ms)=59420</text:p>
      <text:p text:style-name="P1"><text:tab/><text:tab/>Total time spent by all reduces in occupied slots (ms)=12203</text:p>
      <text:p text:style-name="P1"><text:tab/><text:tab/>Total time spent by all map tasks (ms)=59420</text:p>
      <text:p text:style-name="P1"><text:tab/><text:tab/>Total time spent by all reduce tasks (ms)=12203</text:p>
      <text:p text:style-name="P1"><text:tab/><text:tab/>Total vcore-milliseconds taken by all map tasks=59420</text:p>
      <text:p text:style-name="P1"><text:tab/><text:tab/>Total vcore-milliseconds taken by all reduce tasks=12203</text:p>
      <text:p text:style-name="P1"><text:tab/><text:tab/>Total megabyte-milliseconds taken by all map tasks=60846080</text:p>
      <text:p text:style-name="P1"><text:tab/><text:tab/>Total megabyte-milliseconds taken by all reduce tasks=12495872</text:p>
      <text:p text:style-name="P1"><text:tab/>Map-Reduce Framework</text:p>
      <text:p text:style-name="P1"><text:tab/><text:tab/>Map input records=1294</text:p>
      <text:p text:style-name="P1"><text:tab/><text:tab/>Map output records=1294</text:p>
      <text:p text:style-name="P1"><text:tab/><text:tab/>Map output bytes=24177</text:p>
      <text:p text:style-name="P1"><text:tab/><text:tab/>Map output materialized bytes=26777</text:p>
      <text:p text:style-name="P1"><text:tab/><text:tab/>Input split bytes=208</text:p>
      <text:p text:style-name="P1"><text:tab/><text:tab/>Combine input records=0</text:p>
      <text:p text:style-name="P1"><text:tab/><text:tab/>Combine output records=0</text:p>
      <text:p text:style-name="P1"><text:tab/><text:tab/>Reduce input groups=227</text:p>
      <text:p text:style-name="P1"><text:soft-page-break/><text:tab/><text:tab/>Reduce shuffle bytes=26777</text:p>
      <text:p text:style-name="P1"><text:tab/><text:tab/>Reduce input records=1294</text:p>
      <text:p text:style-name="P1"><text:tab/><text:tab/>Reduce output records=227</text:p>
      <text:p text:style-name="P1"><text:tab/><text:tab/>Spilled Records=2588</text:p>
      <text:p text:style-name="P1"><text:tab/><text:tab/>Shuffled Maps =2</text:p>
      <text:p text:style-name="P1"><text:tab/><text:tab/>Failed Shuffles=0</text:p>
      <text:p text:style-name="P1"><text:tab/><text:tab/>Merged Map outputs=2</text:p>
      <text:p text:style-name="P1"><text:tab/><text:tab/>GC time elapsed (ms)=901</text:p>
      <text:p text:style-name="P1"><text:tab/><text:tab/>CPU time spent (ms)=4870</text:p>
      <text:p text:style-name="P1"><text:tab/><text:tab/>Physical memory (bytes) snapshot=585670656</text:p>
      <text:p text:style-name="P1"><text:tab/><text:tab/>Virtual memory (bytes) snapshot=7453257728</text:p>
      <text:p text:style-name="P1"><text:tab/><text:tab/>Total committed heap usage (bytes)=435232768</text:p>
      <text:p text:style-name="P1"><text:tab/><text:tab/>Peak Map Physical memory (bytes)=231583744</text:p>
      <text:p text:style-name="P1"><text:tab/><text:tab/>Peak Map Virtual memory (bytes)=2482176000</text:p>
      <text:p text:style-name="P1"><text:tab/><text:tab/>Peak Reduce Physical memory (bytes)=124436480</text:p>
      <text:p text:style-name="P1"><text:tab/><text:tab/>Peak Reduce Virtual memory (bytes)=2488905728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162647</text:p>
      <text:p text:style-name="P1"><text:tab/>File Output Format Counters </text:p>
      <text:p text:style-name="P1"><text:tab/><text:tab/>Bytes Written=3838</text:p>
      <text:p text:style-name="P1">hdoop@rohit-VirtualBox:~/analyzelogs$ $HADOOP_HOME/bin/hdfs dfs -cat /output2000/part-00000</text:p>
      <text:p text:style-name="P1">2022-05-07 20:12:47,953 WARN util.NativeCodeLoader: Unable to load native-hadoop library for your platform... using builtin-java classes where applicable</text:p>
      <text:p text:style-name="P1">10.1.1.236 <text:tab/>7</text:p>
      <text:p text:style-name="P1">10.1.181.142 <text:tab/>14</text:p>
      <text:p text:style-name="P1">10.1.232.31 <text:tab/>5</text:p>
      <text:p text:style-name="P1">10.10.55.142 <text:tab/>14</text:p>
      <text:p text:style-name="P1">10.102.101.66 <text:tab/>1</text:p>
      <text:p text:style-name="P1">10.103.184.104 <text:tab/>1</text:p>
      <text:p text:style-name="P1">10.103.190.81 <text:tab/>53</text:p>
      <text:p text:style-name="P1">10.103.63.29 <text:tab/>1</text:p>
      <text:p text:style-name="P1">10.104.73.51 <text:tab/>1</text:p>
      <text:p text:style-name="P1">10.105.160.183 <text:tab/>1</text:p>
      <text:p text:style-name="P1">10.108.91.151 <text:tab/>1</text:p>
      <text:p text:style-name="P1">10.109.21.76 <text:tab/>1</text:p>
      <text:p text:style-name="P1">10.11.131.40 <text:tab/>1</text:p>
      <text:p text:style-name="P1">10.111.71.20 <text:tab/>8</text:p>
      <text:p text:style-name="P1">10.112.227.184 <text:tab/>6</text:p>
      <text:p text:style-name="P1">10.114.74.30 <text:tab/>1</text:p>
      <text:p text:style-name="P1">10.115.118.78 <text:tab/>1</text:p>
      <text:p text:style-name="P1">10.117.224.230 <text:tab/>1</text:p>
      <text:p text:style-name="P1">10.117.76.22 <text:tab/>12</text:p>
      <text:p text:style-name="P1">10.118.19.97 <text:tab/>1</text:p>
      <text:p text:style-name="P1">10.118.250.30 <text:tab/>7</text:p>
      <text:p text:style-name="P1"><text:soft-page-break/>10.119.117.132 <text:tab/>23</text:p>
      <text:p text:style-name="P1">10.119.33.245 <text:tab/>1</text:p>
      <text:p text:style-name="P1">10.119.74.120 <text:tab/>1</text:p>
      <text:p text:style-name="P1">10.12.113.198 <text:tab/>2</text:p>
      <text:p text:style-name="P1">10.12.219.30 <text:tab/>1</text:p>
      <text:p text:style-name="P1">10.120.165.113 <text:tab/>1</text:p>
      <text:p text:style-name="P1">10.120.207.127 <text:tab/>4</text:p>
      <text:p text:style-name="P1">10.123.124.47 <text:tab/>1</text:p>
      <text:p text:style-name="P1">10.123.35.235 <text:tab/>1</text:p>
      <text:p text:style-name="P1">10.124.148.99 <text:tab/>1</text:p>
      <text:p text:style-name="P1">10.124.155.234 <text:tab/>1</text:p>
      <text:p text:style-name="P1">10.126.161.13 <text:tab/>7</text:p>
      <text:p text:style-name="P1">10.127.162.239 <text:tab/>1</text:p>
      <text:p text:style-name="P1">10.128.11.75 <text:tab/>10</text:p>
      <text:p text:style-name="P1">10.13.42.232 <text:tab/>1</text:p>
      <text:p text:style-name="P1">10.130.195.163 <text:tab/>8</text:p>
      <text:p text:style-name="P1">10.130.70.80 <text:tab/>1</text:p>
      <text:p text:style-name="P1">10.131.163.73 <text:tab/>1</text:p>
      <text:p text:style-name="P1">10.131.209.116 <text:tab/>5</text:p>
      <text:p text:style-name="P1">10.132.19.125 <text:tab/>2</text:p>
      <text:p text:style-name="P1">10.133.222.184 <text:tab/>12</text:p>
      <text:p text:style-name="P1">10.134.110.196 <text:tab/>13</text:p>
      <text:p text:style-name="P1">10.134.242.87 <text:tab/>1</text:p>
      <text:p text:style-name="P1">10.136.84.60 <text:tab/>5</text:p>
      <text:p text:style-name="P1">10.14.2.86 <text:tab/>8</text:p>
      <text:p text:style-name="P1">10.14.4.151 <text:tab/>2</text:p>
      <text:p text:style-name="P1">10.140.139.116 <text:tab/>1</text:p>
      <text:p text:style-name="P1">10.140.141.1 <text:tab/>9</text:p>
      <text:p text:style-name="P1">10.140.67.116 <text:tab/>1</text:p>
      <text:p text:style-name="P1">10.141.221.57 <text:tab/>5</text:p>
      <text:p text:style-name="P1">10.142.203.173 <text:tab/>7</text:p>
      <text:p text:style-name="P1">10.143.126.177 <text:tab/>32</text:p>
      <text:p text:style-name="P1">10.144.147.8 <text:tab/>1</text:p>
      <text:p text:style-name="P1">10.15.208.56 <text:tab/>1</text:p>
      <text:p text:style-name="P1">10.15.23.44 <text:tab/>13</text:p>
      <text:p text:style-name="P1">10.150.212.239 <text:tab/>14</text:p>
      <text:p text:style-name="P1">10.150.227.16 <text:tab/>1</text:p>
      <text:p text:style-name="P1">10.150.24.40 <text:tab/>13</text:p>
      <text:p text:style-name="P1">10.152.195.138 <text:tab/>8</text:p>
      <text:p text:style-name="P1">10.153.23.63 <text:tab/>2</text:p>
      <text:p text:style-name="P1">10.153.239.5 <text:tab/>25</text:p>
      <text:p text:style-name="P1">10.155.95.124 <text:tab/>9</text:p>
      <text:p text:style-name="P1">10.156.152.9 <text:tab/>1</text:p>
      <text:p text:style-name="P1">10.157.176.158 <text:tab/>1</text:p>
      <text:p text:style-name="P1">10.164.130.155 <text:tab/>1</text:p>
      <text:p text:style-name="P1">10.164.49.105 <text:tab/>8</text:p>
      <text:p text:style-name="P1">10.164.95.122 <text:tab/>10</text:p>
      <text:p text:style-name="P1">10.165.106.173 <text:tab/>14</text:p>
      <text:p text:style-name="P1">10.167.1.145 <text:tab/>19</text:p>
      <text:p text:style-name="P1">10.169.158.88 <text:tab/>1</text:p>
      <text:p text:style-name="P1">10.170.178.53 <text:tab/>1</text:p>
      <text:p text:style-name="P1">10.171.104.4 <text:tab/>1</text:p>
      <text:p text:style-name="P1"><text:soft-page-break/>10.172.169.53 <text:tab/>18</text:p>
      <text:p text:style-name="P1">10.174.246.84 <text:tab/>3</text:p>
      <text:p text:style-name="P1">10.175.149.65 <text:tab/>1</text:p>
      <text:p text:style-name="P1">10.175.204.125 <text:tab/>15</text:p>
      <text:p text:style-name="P1">10.177.216.164 <text:tab/>6</text:p>
      <text:p text:style-name="P1">10.179.107.170 <text:tab/>2</text:p>
      <text:p text:style-name="P1">10.181.38.207 <text:tab/>13</text:p>
      <text:p text:style-name="P1">10.181.87.221 <text:tab/>1</text:p>
      <text:p text:style-name="P1">10.185.152.140 <text:tab/>1</text:p>
      <text:p text:style-name="P1">10.186.56.126 <text:tab/>16</text:p>
      <text:p text:style-name="P1">10.186.56.183 <text:tab/>1</text:p>
      <text:p text:style-name="P1">10.187.129.140 <text:tab/>6</text:p>
      <text:p text:style-name="P1">10.187.177.220 <text:tab/>1</text:p>
      <text:p text:style-name="P1">10.187.212.83 <text:tab/>1</text:p>
      <text:p text:style-name="P1">10.187.28.68 <text:tab/>1</text:p>
      <text:p text:style-name="P1">10.19.226.186 <text:tab/>2</text:p>
      <text:p text:style-name="P1">10.190.174.142 <text:tab/>10</text:p>
      <text:p text:style-name="P1">10.190.41.42 <text:tab/>5</text:p>
      <text:p text:style-name="P1">10.191.172.11 <text:tab/>1</text:p>
      <text:p text:style-name="P1">10.193.116.91 <text:tab/>1</text:p>
      <text:p text:style-name="P1">10.194.174.4 <text:tab/>7</text:p>
      <text:p text:style-name="P1">10.198.138.192 <text:tab/>1</text:p>
      <text:p text:style-name="P1">10.199.103.248 <text:tab/>2</text:p>
      <text:p text:style-name="P1">10.199.189.15 <text:tab/>1</text:p>
      <text:p text:style-name="P1">10.2.202.135 <text:tab/>1</text:p>
      <text:p text:style-name="P1">10.200.184.212 <text:tab/>1</text:p>
      <text:p text:style-name="P1">10.200.237.222 <text:tab/>1</text:p>
      <text:p text:style-name="P1">10.200.9.128 <text:tab/>2</text:p>
      <text:p text:style-name="P1">10.203.194.139 <text:tab/>10</text:p>
      <text:p text:style-name="P1">10.205.72.238 <text:tab/>2</text:p>
      <text:p text:style-name="P1">10.206.108.96 <text:tab/>2</text:p>
      <text:p text:style-name="P1">10.206.175.236 <text:tab/>1</text:p>
      <text:p text:style-name="P1">10.206.73.206 <text:tab/>7</text:p>
      <text:p text:style-name="P1">10.207.190.45 <text:tab/>17</text:p>
      <text:p text:style-name="P1">10.208.38.46 <text:tab/>1</text:p>
      <text:p text:style-name="P1">10.208.49.216 <text:tab/>4</text:p>
      <text:p text:style-name="P1">10.209.18.39 <text:tab/>9</text:p>
      <text:p text:style-name="P1">10.209.54.187 <text:tab/>3</text:p>
      <text:p text:style-name="P1">10.211.47.159 <text:tab/>10</text:p>
      <text:p text:style-name="P1">10.212.122.173 <text:tab/>1</text:p>
      <text:p text:style-name="P1">10.213.181.38 <text:tab/>7</text:p>
      <text:p text:style-name="P1">10.214.35.48 <text:tab/>1</text:p>
      <text:p text:style-name="P1">10.215.222.114 <text:tab/>1</text:p>
      <text:p text:style-name="P1">10.216.113.172 <text:tab/>48</text:p>
      <text:p text:style-name="P1">10.216.134.214 <text:tab/>1</text:p>
      <text:p text:style-name="P1">10.216.227.195 <text:tab/>16</text:p>
      <text:p text:style-name="P1">10.217.151.145 <text:tab/>10</text:p>
      <text:p text:style-name="P1">10.217.32.16 <text:tab/>1</text:p>
      <text:p text:style-name="P1">10.218.16.176 <text:tab/>8</text:p>
      <text:p text:style-name="P1">10.22.108.103 <text:tab/>4</text:p>
      <text:p text:style-name="P1">10.220.112.1 <text:tab/>34</text:p>
      <text:p text:style-name="P1">10.221.40.89 <text:tab/>5</text:p>
      <text:p text:style-name="P1"><text:soft-page-break/>10.221.62.23 <text:tab/>13</text:p>
      <text:p text:style-name="P1">10.222.246.34 <text:tab/>1</text:p>
      <text:p text:style-name="P1">10.223.157.186 <text:tab/>10</text:p>
      <text:p text:style-name="P1">10.225.137.152 <text:tab/>1</text:p>
      <text:p text:style-name="P1">10.225.234.46 <text:tab/>1</text:p>
      <text:p text:style-name="P1">10.226.130.133 <text:tab/>1</text:p>
      <text:p text:style-name="P1">10.229.60.23 <text:tab/>1</text:p>
      <text:p text:style-name="P1">10.230.191.135 <text:tab/>6</text:p>
      <text:p text:style-name="P1">10.231.55.231 <text:tab/>1</text:p>
      <text:p text:style-name="P1">10.234.15.156 <text:tab/>1</text:p>
      <text:p text:style-name="P1">10.236.231.63 <text:tab/>1</text:p>
      <text:p text:style-name="P1">10.238.230.235 <text:tab/>1</text:p>
      <text:p text:style-name="P1">10.239.100.52 <text:tab/>1</text:p>
      <text:p text:style-name="P1">10.239.52.68 <text:tab/>4</text:p>
      <text:p text:style-name="P1">10.24.150.4 <text:tab/>5</text:p>
      <text:p text:style-name="P1">10.24.67.131 <text:tab/>13</text:p>
      <text:p text:style-name="P1">10.240.144.183 <text:tab/>15</text:p>
      <text:p text:style-name="P1">10.240.170.50 <text:tab/>1</text:p>
      <text:p text:style-name="P1">10.241.107.75 <text:tab/>1</text:p>
      <text:p text:style-name="P1">10.241.9.187 <text:tab/>1</text:p>
      <text:p text:style-name="P1">10.243.51.109 <text:tab/>5</text:p>
      <text:p text:style-name="P1">10.244.166.195 <text:tab/>5</text:p>
      <text:p text:style-name="P1">10.245.208.15 <text:tab/>20</text:p>
      <text:p text:style-name="P1">10.246.151.162 <text:tab/>3</text:p>
      <text:p text:style-name="P1">10.247.111.104 <text:tab/>9</text:p>
      <text:p text:style-name="P1">10.247.175.65 <text:tab/>1</text:p>
      <text:p text:style-name="P1">10.247.229.13 <text:tab/>1</text:p>
      <text:p text:style-name="P1">10.248.24.219 <text:tab/>1</text:p>
      <text:p text:style-name="P1">10.248.36.117 <text:tab/>3</text:p>
      <text:p text:style-name="P1">10.249.130.132 <text:tab/>3</text:p>
      <text:p text:style-name="P1">10.25.132.238 <text:tab/>2</text:p>
      <text:p text:style-name="P1">10.25.44.247 <text:tab/>6</text:p>
      <text:p text:style-name="P1">10.250.166.232 <text:tab/>1</text:p>
      <text:p text:style-name="P1">10.27.134.23 <text:tab/>1</text:p>
      <text:p text:style-name="P1">10.30.164.32 <text:tab/>1</text:p>
      <text:p text:style-name="P1">10.30.47.170 <text:tab/>8</text:p>
      <text:p text:style-name="P1">10.31.225.14 <text:tab/>7</text:p>
      <text:p text:style-name="P1">10.32.138.48 <text:tab/>11</text:p>
      <text:p text:style-name="P1">10.32.247.175 <text:tab/>4</text:p>
      <text:p text:style-name="P1">10.32.55.216 <text:tab/>12</text:p>
      <text:p text:style-name="P1">10.33.181.9 <text:tab/>8</text:p>
      <text:p text:style-name="P1">10.34.233.107 <text:tab/>1</text:p>
      <text:p text:style-name="P1">10.36.200.176 <text:tab/>1</text:p>
      <text:p text:style-name="P1">10.39.45.70 <text:tab/>2</text:p>
      <text:p text:style-name="P1">10.39.94.109 <text:tab/>4</text:p>
      <text:p text:style-name="P1">10.4.59.153 <text:tab/>1</text:p>
      <text:p text:style-name="P1">10.4.79.47 <text:tab/>15</text:p>
      <text:p text:style-name="P1">10.41.170.233 <text:tab/>9</text:p>
      <text:p text:style-name="P1">10.41.40.17 <text:tab/>1</text:p>
      <text:p text:style-name="P1">10.42.208.60 <text:tab/>1</text:p>
      <text:p text:style-name="P1">10.43.81.13 <text:tab/>1</text:p>
      <text:p text:style-name="P1">10.46.190.95 <text:tab/>10</text:p>
      <text:p text:style-name="P1"><text:soft-page-break/>10.48.81.158 <text:tab/>5</text:p>
      <text:p text:style-name="P1">10.5.132.217 <text:tab/>1</text:p>
      <text:p text:style-name="P1">10.5.148.29 <text:tab/>1</text:p>
      <text:p text:style-name="P1">10.50.226.223 <text:tab/>9</text:p>
      <text:p text:style-name="P1">10.50.41.216 <text:tab/>3</text:p>
      <text:p text:style-name="P1">10.52.161.126 <text:tab/>1</text:p>
      <text:p text:style-name="P1">10.53.58.58 <text:tab/>1</text:p>
      <text:p text:style-name="P1">10.54.242.54 <text:tab/>10</text:p>
      <text:p text:style-name="P1">10.54.49.229 <text:tab/>1</text:p>
      <text:p text:style-name="P1">10.56.48.40 <text:tab/>16</text:p>
      <text:p text:style-name="P1">10.59.42.194 <text:tab/>11</text:p>
      <text:p text:style-name="P1">10.6.238.124 <text:tab/>6</text:p>
      <text:p text:style-name="P1">10.61.147.24 <text:tab/>1</text:p>
      <text:p text:style-name="P1">10.61.161.218 <text:tab/>1</text:p>
      <text:p text:style-name="P1">10.61.23.77 <text:tab/>8</text:p>
      <text:p text:style-name="P1">10.61.232.147 <text:tab/>3</text:p>
      <text:p text:style-name="P1">10.62.78.165 <text:tab/>2</text:p>
      <text:p text:style-name="P1">10.63.233.249 <text:tab/>7</text:p>
      <text:p text:style-name="P1">10.64.224.191 <text:tab/>13</text:p>
      <text:p text:style-name="P1">10.66.208.82 <text:tab/>2</text:p>
      <text:p text:style-name="P1">10.69.20.85 <text:tab/>26</text:p>
      <text:p text:style-name="P1">10.70.105.238 <text:tab/>1</text:p>
      <text:p text:style-name="P1">10.70.238.46 <text:tab/>6</text:p>
      <text:p text:style-name="P1">10.72.137.86 <text:tab/>6</text:p>
      <text:p text:style-name="P1">10.72.208.27 <text:tab/>1</text:p>
      <text:p text:style-name="P1">10.73.134.9 <text:tab/>4</text:p>
      <text:p text:style-name="P1">10.73.238.200 <text:tab/>1</text:p>
      <text:p text:style-name="P1">10.73.60.200 <text:tab/>1</text:p>
      <text:p text:style-name="P1">10.73.64.91 <text:tab/>1</text:p>
      <text:p text:style-name="P1">10.74.218.123 <text:tab/>1</text:p>
      <text:p text:style-name="P1">10.75.116.199 <text:tab/>1</text:p>
      <text:p text:style-name="P1">10.76.143.30 <text:tab/>1</text:p>
      <text:p text:style-name="P1">10.76.68.178 <text:tab/>16</text:p>
      <text:p text:style-name="P1">10.78.95.24 <text:tab/>8</text:p>
      <text:p text:style-name="P1">10.80.10.131 <text:tab/>10</text:p>
      <text:p text:style-name="P1">10.80.215.116 <text:tab/>17</text:p>
      <text:p text:style-name="P1">10.81.134.180 <text:tab/>1</text:p>
      <text:p text:style-name="P1">10.82.30.199 <text:tab/>63</text:p>
      <text:p text:style-name="P1">10.82.64.235 <text:tab/>1</text:p>
      <text:p text:style-name="P1">10.84.236.242 <text:tab/>1</text:p>
      <text:p text:style-name="P1">10.87.209.46 <text:tab/>1</text:p>
      <text:p text:style-name="P1">10.87.88.214 <text:tab/>1</text:p>
      <text:p text:style-name="P1">10.88.204.177 <text:tab/>1</text:p>
      <text:p text:style-name="P1">10.89.178.62 <text:tab/>1</text:p>
      <text:p text:style-name="P1">10.89.244.42 <text:tab/>1</text:p>
      <text:p text:style-name="P1">10.94.196.42 <text:tab/>1</text:p>
      <text:p text:style-name="P1">10.95.136.211 <text:tab/>4</text:p>
      <text:p text:style-name="P1">10.95.232.88 <text:tab/>1</text:p>
      <text:p text:style-name="P1">10.98.156.141 <text:tab/>1</text:p>
      <text:p text:style-name="P1">10.99.228.224 <text:tab/>1</text:p>
      <text:p text:style-name="P1">hdoop@rohit-VirtualBox:~/analyzelogs$ stop-all.sh</text:p>
      <text:p text:style-name="P1">WARNING: Stopping all Apache Hadoop daemons as hdoop in 10 seconds.</text:p>
      <text:p text:style-name="P1"><text:soft-page-break/>WARNING: Use CTRL-C to abort.</text:p>
      <text:p text:style-name="P1">Stopping namenodes on [localhost]</text:p>
      <text:p text:style-name="P1">Stopping datanodes</text:p>
      <text:p text:style-name="P1">Stopping secondary namenodes [rohit-VirtualBox]</text:p>
      <text:p text:style-name="P1">2022-05-07 20:40:12,306 WARN util.NativeCodeLoader: Unable to load native-hadoop library for your platform... using builtin-java classes where applicable</text:p>
      <text:p text:style-name="P1">Stopping nodemanagers</text:p>
      <text:p text:style-name="P1">localhost: WARNING: nodemanager did not stop gracefully after 5 seconds: Trying to kill with kill -9</text:p>
      <text:p text:style-name="P1">Stopping resourcemanager</text:p>
      <text:p text:style-name="P1">hdoop@rohit-VirtualBox:~/analyzelogs$ jps</text:p>
      <text:p text:style-name="P1">21386 Jps</text:p>
      <text:p text:style-name="P1">hdoop@rohit-VirtualBox:~/analyzelogs$ exit</text:p>
      <text:p text:style-name="P1">logout</text:p>
      <text:p text:style-name="P1">rohit@rohit-VirtualBox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0:45:30.898132703</meta:creation-date>
    <dc:date>2022-05-07T20:46:52.304131487</dc:date>
    <meta:editing-duration>PT1M24S</meta:editing-duration>
    <meta:editing-cycles>1</meta:editing-cycles>
    <meta:document-statistic meta:table-count="0" meta:image-count="0" meta:object-count="0" meta:page-count="27" meta:paragraph-count="1250" meta:word-count="4959" meta:character-count="56312" meta:non-whitespace-character-count="44728"/>
    <meta:generator>LibreOffice/6.4.7.2$Linux_X86_64 LibreOffice_project/40$Build-2</meta:generator>
  </office:meta>
</office:document-meta>
</file>